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Consolas" svg:font-family="Consolas" style:font-family-generic="modern" style:font-pitch="fixed" svg:panose-1="2 11 6 9 2 2 4 3 2 4"/>
    <style:font-face style:name="宋体" svg:font-family="宋体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DefaultText" style:master-page-name="MP0" style:family="paragraph">
      <style:paragraph-properties fo:break-before="page"/>
    </style:style>
    <style:style style:name="P2" style:parent-style-name="DefaultText" style:family="paragraph">
      <style:text-properties fo:font-weight="bold" style:font-weight-asian="bold" style:font-weight-complex="bold"/>
    </style:style>
    <style:style style:name="P3" style:parent-style-name="DefaultText" style:family="paragraph">
      <style:text-properties fo:font-weight="bold" style:font-weight-asian="bold" style:font-weight-complex="bold"/>
    </style:style>
    <style:style style:name="P4" style:parent-style-name="DefaultText" style:family="paragraph">
      <style:text-properties fo:font-weight="bold" style:font-weight-asian="bold" style:font-weight-complex="bold" fo:color="#FF0000"/>
    </style:style>
    <style:style style:name="P5" style:parent-style-name="DefaultText" style:family="paragraph">
      <style:text-properties fo:font-weight="bold" style:font-weight-asian="bold" style:font-weight-complex="bold"/>
    </style:style>
    <style:style style:name="P6" style:parent-style-name="DefaultText" style:family="paragraph">
      <style:text-properties fo:font-weight="bold" style:font-weight-asian="bold" style:font-weight-complex="bold" fo:color="#FF0000"/>
    </style:style>
    <style:style style:name="TableColumn8" style:family="table-column">
      <style:table-column-properties style:column-width="1.4791in" style:use-optimal-column-width="false"/>
    </style:style>
    <style:style style:name="TableColumn9" style:family="table-column">
      <style:table-column-properties style:column-width="5.4479in" style:use-optimal-column-width="false"/>
    </style:style>
    <style:style style:name="Table7" style:family="table">
      <style:table-properties style:width="6.927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12" style:family="table-cell">
      <style:table-cell-properties fo:border="0.0034in solid #000000" fo:padding-top="0.0381in" fo:padding-left="0.0381in" fo:padding-bottom="0.0381in" fo:padding-right="0.0381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6" style:parent-style-name="默认段落字体" style:family="text">
      <style:text-properties fo:font-weight="bold" style:font-weight-asian="bold" style:font-weight-complex="bold" fo:font-style="italic" style:font-style-asian="italic" style:font-style-complex="italic"/>
    </style:style>
    <style:style style:name="T17" style:parent-style-name="默认段落字体" style:family="text">
      <style:text-properties fo:font-weight="bold" style:font-weight-asian="bold" style:font-weight-complex="bold" fo:font-style="italic" style:font-style-asian="italic" style:font-style-complex="italic"/>
    </style:style>
    <style:style style:name="T18" style:parent-style-name="默认段落字体" style:family="text">
      <style:text-properties fo:font-weight="bold" style:font-weight-asian="bold" style:font-weight-complex="bold" fo:font-style="italic" style:font-style-asian="italic" style:font-style-complex="italic"/>
    </style:style>
    <style:style style:name="T19" style:parent-style-name="默认段落字体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6" style:family="table-column">
      <style:table-column-properties style:column-width="1.4895in" style:use-optimal-column-width="false"/>
    </style:style>
    <style:style style:name="TableColumn37" style:family="table-column">
      <style:table-column-properties style:column-width="5.4437in" style:use-optimal-column-width="false"/>
    </style:style>
    <style:style style:name="Table35" style:family="table">
      <style:table-properties style:width="6.9333in" fo:margin-left="-0.0062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40" style:family="table-cell">
      <style:table-cell-properties fo:border="0.0034in solid #000000" fo:padding-top="0.0381in" fo:padding-left="0.0381in" fo:padding-bottom="0.0381in" fo:padding-right="0.0381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62" style:parent-style-name="默认段落字体" style:family="text">
      <style:text-properties fo:font-weight="bold" style:font-weight-asian="bold" style:font-weight-complex="bold" fo:color="#FF0000"/>
    </style:style>
    <style:style style:name="T63" style:parent-style-name="默认段落字体" style:family="text">
      <style:text-properties fo:font-weight="bold" style:font-weight-asian="bold" style:font-weight-complex="bold" fo:color="#FF0000"/>
    </style:style>
    <style:style style:name="T64" style:parent-style-name="默认段落字体" style:family="text">
      <style:text-properties fo:font-weight="bold" style:font-weight-asian="bold" style:font-weight-complex="bold" fo:color="#FF0000"/>
    </style:style>
    <style:style style:name="T65" style:parent-style-name="默认段落字体" style:family="text">
      <style:text-properties fo:font-weight="bold" style:font-weight-asian="bold" style:font-weight-complex="bold" fo:color="#FF0000"/>
    </style:style>
    <style:style style:name="T66" style:parent-style-name="默认段落字体" style:family="text">
      <style:text-properties fo:font-weight="bold" style:font-weight-asian="bold" style:font-weight-complex="bold" fo:color="#FF0000"/>
    </style:style>
    <style:style style:name="T67" style:parent-style-name="默认段落字体" style:family="text">
      <style:text-properties fo:font-weight="bold" style:font-weight-asian="bold" style:font-weight-complex="bold" fo:color="#FF0000"/>
    </style:style>
    <style:style style:name="T68" style:parent-style-name="默认段落字体" style:family="text">
      <style:text-properties fo:font-weight="bold" style:font-weight-asian="bold" style:font-weight-complex="bold" fo:color="#FF0000"/>
    </style:style>
    <style:style style:name="T69" style:parent-style-name="默认段落字体" style:family="text">
      <style:text-properties fo:font-weight="bold" style:font-weight-asian="bold" style:font-weight-complex="bold" fo:color="#FF0000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4" style:family="table-column">
      <style:table-column-properties style:column-width="1.4791in" style:use-optimal-column-width="false"/>
    </style:style>
    <style:style style:name="TableColumn75" style:family="table-column">
      <style:table-column-properties style:column-width="5.4479in" style:use-optimal-column-width="false"/>
    </style:style>
    <style:style style:name="Table73" style:family="table">
      <style:table-properties style:width="6.927in" fo:margin-left="0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78" style:family="table-cell">
      <style:table-cell-properties fo:border="0.0034in solid #000000" fo:padding-top="0.0381in" fo:padding-left="0.0381in" fo:padding-bottom="0.0381in" fo:padding-right="0.0381i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9" style:family="table-column">
      <style:table-column-properties style:column-width="1.4791in" style:use-optimal-column-width="false"/>
    </style:style>
    <style:style style:name="TableColumn90" style:family="table-column">
      <style:table-column-properties style:column-width="5.4479in" style:use-optimal-column-width="false"/>
    </style:style>
    <style:style style:name="Table88" style:family="table">
      <style:table-properties style:width="6.927in" fo:margin-left="0in" table:align="lef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93" style:family="table-cell">
      <style:table-cell-properties fo:border="0.0034in solid #000000" fo:padding-top="0.0381in" fo:padding-left="0.0381in" fo:padding-bottom="0.0381in" fo:padding-right="0.0381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10" style:family="table-column">
      <style:table-column-properties style:column-width="1.4791in" style:use-optimal-column-width="false"/>
    </style:style>
    <style:style style:name="TableColumn111" style:family="table-column">
      <style:table-column-properties style:column-width="5.4479in" style:use-optimal-column-width="false"/>
    </style:style>
    <style:style style:name="Table109" style:family="table">
      <style:table-properties style:width="6.927in" fo:margin-left="0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114" style:family="table-cell">
      <style:table-cell-properties fo:border="0.0034in solid #000000" fo:padding-top="0.0381in" fo:padding-left="0.0381in" fo:padding-bottom="0.0381in" fo:padding-right="0.0381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18" style:parent-style-name="默认段落字体" style:family="text">
      <style:text-properties fo:font-weight="bold" style:font-weight-asian="bold" style:font-weight-complex="bold" fo:color="#FF0000"/>
    </style:style>
    <style:style style:name="T119" style:parent-style-name="默认段落字体" style:family="text">
      <style:text-properties fo:font-weight="bold" style:font-weight-asian="bold" style:font-weight-complex="bold" fo:color="#FF0000"/>
    </style:style>
    <style:style style:name="T120" style:parent-style-name="默认段落字体" style:family="text">
      <style:text-properties fo:font-weight="bold" style:font-weight-asian="bold" style:font-weight-complex="bold" fo:color="#FF0000"/>
    </style:style>
    <style:style style:name="T121" style:parent-style-name="默认段落字体" style:family="text">
      <style:text-properties fo:font-weight="bold" style:font-weight-asian="bold" style:font-weight-complex="bold" fo:color="#FF0000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35" style:family="table-column">
      <style:table-column-properties style:column-width="1.4895in" style:use-optimal-column-width="false"/>
    </style:style>
    <style:style style:name="TableColumn136" style:family="table-column">
      <style:table-column-properties style:column-width="5.4437in" style:use-optimal-column-width="false"/>
    </style:style>
    <style:style style:name="Table134" style:family="table">
      <style:table-properties style:width="6.9333in" fo:margin-left="-0.0062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139" style:family="table-cell">
      <style:table-cell-properties fo:border="0.0034in solid #000000" fo:padding-top="0.0381in" fo:padding-left="0.0381in" fo:padding-bottom="0.0381in" fo:padding-right="0.0381in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62" style:family="table-column">
      <style:table-column-properties style:column-width="1.4895in" style:use-optimal-column-width="false"/>
    </style:style>
    <style:style style:name="TableColumn163" style:family="table-column">
      <style:table-column-properties style:column-width="5.4437in" style:use-optimal-column-width="false"/>
    </style:style>
    <style:style style:name="Table161" style:family="table">
      <style:table-properties style:width="6.9333in" fo:margin-left="-0.0062in" table:align="lef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166" style:family="table-cell">
      <style:table-cell-properties fo:border="0.0034in solid #000000" fo:padding-top="0.0381in" fo:padding-left="0.0381in" fo:padding-bottom="0.0381in" fo:padding-right="0.0381in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92" style:family="table-column">
      <style:table-column-properties style:column-width="1.4895in" style:use-optimal-column-width="false"/>
    </style:style>
    <style:style style:name="TableColumn193" style:family="table-column">
      <style:table-column-properties style:column-width="5.4437in" style:use-optimal-column-width="false"/>
    </style:style>
    <style:style style:name="Table191" style:family="table">
      <style:table-properties style:width="6.9333in" fo:margin-left="-0.0062in" table:align="lef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196" style:family="table-cell">
      <style:table-cell-properties fo:border="0.0034in solid #000000" fo:padding-top="0.0381in" fo:padding-left="0.0381in" fo:padding-bottom="0.0381in" fo:padding-right="0.0381in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219" style:family="table-column">
      <style:table-column-properties style:column-width="1.4895in" style:use-optimal-column-width="false"/>
    </style:style>
    <style:style style:name="TableColumn220" style:family="table-column">
      <style:table-column-properties style:column-width="5.4437in" style:use-optimal-column-width="false"/>
    </style:style>
    <style:style style:name="Table218" style:family="table">
      <style:table-properties style:width="6.9333in" fo:margin-left="-0.0062in" table:align="lef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223" style:family="table-cell">
      <style:table-cell-properties fo:border="0.0034in solid #000000" fo:padding-top="0.0381in" fo:padding-left="0.0381in" fo:padding-bottom="0.0381in" fo:padding-right="0.0381in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42" style:parent-style-name="默认段落字体" style:family="text">
      <style:text-properties fo:font-weight="bold" style:font-weight-asian="bold" style:font-weight-complex="bold" fo:color="#FF0000"/>
    </style:style>
    <style:style style:name="T243" style:parent-style-name="默认段落字体" style:family="text">
      <style:text-properties fo:font-weight="bold" style:font-weight-asian="bold" style:font-weight-complex="bold" fo:color="#FF0000"/>
    </style:style>
    <style:style style:name="T244" style:parent-style-name="默认段落字体" style:family="text">
      <style:text-properties fo:font-weight="bold" style:font-weight-asian="bold" style:font-weight-complex="bold" fo:color="#FF0000"/>
    </style:style>
    <style:style style:name="T245" style:parent-style-name="默认段落字体" style:family="text">
      <style:text-properties fo:font-weight="bold" style:font-weight-asian="bold" style:font-weight-complex="bold" fo:color="#FF0000"/>
    </style:style>
    <style:style style:name="T246" style:parent-style-name="默认段落字体" style:family="text">
      <style:text-properties fo:font-weight="bold" style:font-weight-asian="bold" style:font-weight-complex="bold" fo:color="#FF0000"/>
    </style:style>
    <style:style style:name="T247" style:parent-style-name="默认段落字体" style:family="text">
      <style:text-properties fo:font-weight="bold" style:font-weight-asian="bold" style:font-weight-complex="bold" fo:color="#FF0000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252" style:family="table-column">
      <style:table-column-properties style:column-width="1.4895in" style:use-optimal-column-width="false"/>
    </style:style>
    <style:style style:name="TableColumn253" style:family="table-column">
      <style:table-column-properties style:column-width="5.4437in" style:use-optimal-column-width="false"/>
    </style:style>
    <style:style style:name="Table251" style:family="table">
      <style:table-properties style:width="6.9333in" fo:margin-left="-0.0062in" table:align="lef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256" style:family="table-cell">
      <style:table-cell-properties fo:border="0.0034in solid #000000" fo:padding-top="0.0381in" fo:padding-left="0.0381in" fo:padding-bottom="0.0381in" fo:padding-right="0.0381in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270" style:family="table-column">
      <style:table-column-properties style:column-width="1.4895in" style:use-optimal-column-width="false"/>
    </style:style>
    <style:style style:name="TableColumn271" style:family="table-column">
      <style:table-column-properties style:column-width="5.4437in" style:use-optimal-column-width="false"/>
    </style:style>
    <style:style style:name="Table269" style:family="table">
      <style:table-properties style:width="6.9333in" fo:margin-left="-0.0062in" table:align="lef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274" style:family="table-cell">
      <style:table-cell-properties fo:border="0.0034in solid #000000" fo:padding-top="0.0381in" fo:padding-left="0.0381in" fo:padding-bottom="0.0381in" fo:padding-right="0.0381in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288" style:family="table-column">
      <style:table-column-properties style:column-width="1.4895in" style:use-optimal-column-width="false"/>
    </style:style>
    <style:style style:name="TableColumn289" style:family="table-column">
      <style:table-column-properties style:column-width="5.4437in" style:use-optimal-column-width="false"/>
    </style:style>
    <style:style style:name="Table287" style:family="table">
      <style:table-properties style:width="6.9333in" fo:margin-left="-0.0062in" table:align="lef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292" style:family="table-cell">
      <style:table-cell-properties fo:border="0.0034in solid #000000" fo:padding-top="0.0381in" fo:padding-left="0.0381in" fo:padding-bottom="0.0381in" fo:padding-right="0.0381in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05" style:parent-style-name="默认段落字体" style:family="text">
      <style:text-properties fo:font-weight="bold" style:font-weight-asian="bold" style:font-weight-complex="bold" fo:color="#FF0000"/>
    </style:style>
    <style:style style:name="T306" style:parent-style-name="默认段落字体" style:family="text">
      <style:text-properties fo:font-weight="bold" style:font-weight-asian="bold" style:font-weight-complex="bold" fo:color="#FF0000"/>
    </style:style>
    <style:style style:name="T307" style:parent-style-name="默认段落字体" style:family="text">
      <style:text-properties fo:font-weight="bold" style:font-weight-asian="bold" style:font-weight-complex="bold" fo:color="#FF0000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15" style:family="table-column">
      <style:table-column-properties style:column-width="1.4895in" style:use-optimal-column-width="false"/>
    </style:style>
    <style:style style:name="TableColumn316" style:family="table-column">
      <style:table-column-properties style:column-width="5.4437in" style:use-optimal-column-width="false"/>
    </style:style>
    <style:style style:name="Table314" style:family="table">
      <style:table-properties style:width="6.9333in" fo:margin-left="-0.0062in" table:align="lef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319" style:family="table-cell">
      <style:table-cell-properties fo:border="0.0034in solid #000000" fo:padding-top="0.0381in" fo:padding-left="0.0381in" fo:padding-bottom="0.0381in" fo:padding-right="0.0381in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39" style:family="table-column">
      <style:table-column-properties style:column-width="1.4895in" style:use-optimal-column-width="false"/>
    </style:style>
    <style:style style:name="TableColumn340" style:family="table-column">
      <style:table-column-properties style:column-width="5.4437in" style:use-optimal-column-width="false"/>
    </style:style>
    <style:style style:name="Table338" style:family="table">
      <style:table-properties style:width="6.9333in" fo:margin-left="-0.0062in" table:align="lef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343" style:family="table-cell">
      <style:table-cell-properties fo:border="0.0034in solid #000000" fo:padding-top="0.0381in" fo:padding-left="0.0381in" fo:padding-bottom="0.0381in" fo:padding-right="0.0381in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63" style:family="table-column">
      <style:table-column-properties style:column-width="1.4895in" style:use-optimal-column-width="false"/>
    </style:style>
    <style:style style:name="TableColumn364" style:family="table-column">
      <style:table-column-properties style:column-width="5.4437in" style:use-optimal-column-width="false"/>
    </style:style>
    <style:style style:name="Table362" style:family="table">
      <style:table-properties style:width="6.9333in" fo:margin-left="-0.0062in" table:align="lef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367" style:family="table-cell">
      <style:table-cell-properties fo:border="0.0034in solid #000000" fo:padding-top="0.0381in" fo:padding-left="0.0381in" fo:padding-bottom="0.0381in" fo:padding-right="0.0381in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370" style:family="table-cell">
      <style:table-cell-properties fo:border="0.0034in solid #000000" fo:padding-top="0.0381in" fo:padding-left="0.0381in" fo:padding-bottom="0.0381in" fo:padding-right="0.0381in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373" style:family="table-cell">
      <style:table-cell-properties fo:border="0.0034in solid #000000" fo:padding-top="0.0381in" fo:padding-left="0.0381in" fo:padding-bottom="0.0381in" fo:padding-right="0.0381in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376" style:family="table-cell">
      <style:table-cell-properties fo:border="0.0034in solid #000000" fo:padding-top="0.0381in" fo:padding-left="0.0381in" fo:padding-bottom="0.0381in" fo:padding-right="0.0381in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379" style:family="table-cell">
      <style:table-cell-properties fo:border="0.0034in solid #000000" fo:padding-top="0.0381in" fo:padding-left="0.0381in" fo:padding-bottom="0.0381in" fo:padding-right="0.0381in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382" style:family="table-cell">
      <style:table-cell-properties fo:border="0.0034in solid #000000" fo:padding-top="0.0381in" fo:padding-left="0.0381in" fo:padding-bottom="0.0381in" fo:padding-right="0.0381in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385" style:family="table-cell">
      <style:table-cell-properties fo:border="0.0034in solid #000000" fo:padding-top="0.0381in" fo:padding-left="0.0381in" fo:padding-bottom="0.0381in" fo:padding-right="0.0381in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388" style:family="table-cell">
      <style:table-cell-properties fo:border="0.0034in solid #000000" fo:padding-top="0.0381in" fo:padding-left="0.0381in" fo:padding-bottom="0.0381in" fo:padding-right="0.0381in"/>
    </style:style>
    <style:style style:name="TableColumn390" style:family="table-column">
      <style:table-column-properties style:column-width="1.4895in" style:use-optimal-column-width="false"/>
    </style:style>
    <style:style style:name="TableColumn391" style:family="table-column">
      <style:table-column-properties style:column-width="5.4437in" style:use-optimal-column-width="false"/>
    </style:style>
    <style:style style:name="Table389" style:family="table">
      <style:table-properties style:width="6.9333in" fo:margin-left="-0.0062in" table:align="lef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394" style:family="table-cell">
      <style:table-cell-properties fo:border="0.0034in solid #000000" fo:padding-top="0.0381in" fo:padding-left="0.0381in" fo:padding-bottom="0.0381in" fo:padding-right="0.0381in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397" style:family="table-cell">
      <style:table-cell-properties fo:border="0.0034in solid #000000" fo:padding-top="0.0381in" fo:padding-left="0.0381in" fo:padding-bottom="0.0381in" fo:padding-right="0.0381in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400" style:family="table-cell">
      <style:table-cell-properties fo:border="0.0034in solid #000000" fo:padding-top="0.0381in" fo:padding-left="0.0381in" fo:padding-bottom="0.0381in" fo:padding-right="0.0381in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403" style:family="table-cell">
      <style:table-cell-properties fo:border="0.0034in solid #000000" fo:padding-top="0.0381in" fo:padding-left="0.0381in" fo:padding-bottom="0.0381in" fo:padding-right="0.0381in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406" style:family="table-cell">
      <style:table-cell-properties fo:border="0.0034in solid #000000" fo:padding-top="0.0381in" fo:padding-left="0.0381in" fo:padding-bottom="0.0381in" fo:padding-right="0.0381in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409" style:family="table-cell">
      <style:table-cell-properties fo:border="0.0034in solid #000000" fo:padding-top="0.0381in" fo:padding-left="0.0381in" fo:padding-bottom="0.0381in" fo:padding-right="0.0381in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412" style:family="table-cell">
      <style:table-cell-properties fo:border="0.0034in solid #000000" fo:padding-top="0.0381in" fo:padding-left="0.0381in" fo:padding-bottom="0.0381in" fo:padding-right="0.0381in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415" style:family="table-cell">
      <style:table-cell-properties fo:border="0.0034in solid #000000" fo:padding-top="0.0381in" fo:padding-left="0.0381in" fo:padding-bottom="0.0381in" fo:padding-right="0.0381in"/>
    </style:style>
    <style:style style:name="TableColumn417" style:family="table-column">
      <style:table-column-properties style:column-width="1.4895in" style:use-optimal-column-width="false"/>
    </style:style>
    <style:style style:name="TableColumn418" style:family="table-column">
      <style:table-column-properties style:column-width="5.4437in" style:use-optimal-column-width="false"/>
    </style:style>
    <style:style style:name="Table416" style:family="table">
      <style:table-properties style:width="6.9333in" fo:margin-left="-0.0062in" table:align="lef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421" style:family="table-cell">
      <style:table-cell-properties fo:border="0.0034in solid #000000" fo:padding-top="0.0381in" fo:padding-left="0.0381in" fo:padding-bottom="0.0381in" fo:padding-right="0.0381in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424" style:family="table-cell">
      <style:table-cell-properties fo:border="0.0034in solid #000000" fo:padding-top="0.0381in" fo:padding-left="0.0381in" fo:padding-bottom="0.0381in" fo:padding-right="0.0381in"/>
    </style:style>
    <style:style style:name="T425" style:parent-style-name="默认段落字体" style:family="text">
      <style:text-properties style:font-name="Consolas" style:font-name-complex="Consolas" fo:color="#000000" style:letter-kerning="false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428" style:family="table-cell">
      <style:table-cell-properties fo:border="0.0034in solid #000000" fo:padding-top="0.0381in" fo:padding-left="0.0381in" fo:padding-bottom="0.0381in" fo:padding-right="0.0381in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431" style:family="table-cell">
      <style:table-cell-properties fo:border="0.0034in solid #000000" fo:padding-top="0.0381in" fo:padding-left="0.0381in" fo:padding-bottom="0.0381in" fo:padding-right="0.0381in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434" style:family="table-cell">
      <style:table-cell-properties fo:border="0.0034in solid #000000" fo:padding-top="0.0381in" fo:padding-left="0.0381in" fo:padding-bottom="0.0381in" fo:padding-right="0.0381in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437" style:family="table-cell">
      <style:table-cell-properties fo:border="0.0034in solid #000000" fo:padding-top="0.0381in" fo:padding-left="0.0381in" fo:padding-bottom="0.0381in" fo:padding-right="0.0381in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440" style:family="table-cell">
      <style:table-cell-properties fo:border="0.0034in solid #000000" fo:padding-top="0.0381in" fo:padding-left="0.0381in" fo:padding-bottom="0.0381in" fo:padding-right="0.0381in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443" style:family="table-cell">
      <style:table-cell-properties fo:border="0.0034in solid #000000" fo:padding-top="0.0381in" fo:padding-left="0.0381in" fo:padding-bottom="0.0381in" fo:padding-right="0.0381in"/>
    </style:style>
    <style:style style:name="T444" style:parent-style-name="默认段落字体" style:family="text">
      <style:text-properties style:font-name="Consolas" style:font-name-complex="Consolas" fo:color="#000000" style:letter-kerning="false"/>
    </style:style>
    <style:style style:name="T445" style:parent-style-name="默认段落字体" style:family="text">
      <style:text-properties style:font-name="Consolas" style:font-name-complex="Consolas" fo:color="#000000" style:letter-kerning="false"/>
    </style:style>
    <style:style style:name="T446" style:parent-style-name="默认段落字体" style:family="text">
      <style:text-properties style:font-name="Consolas" style:font-name-complex="Consolas" fo:color="#000000" style:letter-kerning="false"/>
    </style:style>
    <style:style style:name="T447" style:parent-style-name="默认段落字体" style:family="text">
      <style:text-properties style:font-name="Consolas" style:font-name-complex="Consolas" fo:color="#000000" style:letter-kerning="false" fo:background-color="#808080"/>
    </style:style>
    <style:style style:name="TableColumn449" style:family="table-column">
      <style:table-column-properties style:column-width="1.4895in" style:use-optimal-column-width="false"/>
    </style:style>
    <style:style style:name="TableColumn450" style:family="table-column">
      <style:table-column-properties style:column-width="5.4437in" style:use-optimal-column-width="false"/>
    </style:style>
    <style:style style:name="Table448" style:family="table">
      <style:table-properties style:width="6.9333in" fo:margin-left="-0.0062in" table:align="lef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453" style:family="table-cell">
      <style:table-cell-properties fo:border="0.0034in solid #000000" fo:padding-top="0.0381in" fo:padding-left="0.0381in" fo:padding-bottom="0.0381in" fo:padding-right="0.0381in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70" style:family="table-column">
      <style:table-column-properties style:column-width="1.4895in" style:use-optimal-column-width="false"/>
    </style:style>
    <style:style style:name="TableColumn471" style:family="table-column">
      <style:table-column-properties style:column-width="5.4437in" style:use-optimal-column-width="false"/>
    </style:style>
    <style:style style:name="Table469" style:family="table">
      <style:table-properties style:width="6.9333in" fo:margin-left="-0.0062in" table:align="lef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474" style:family="table-cell">
      <style:table-cell-properties fo:border="0.0034in solid #000000" fo:padding-top="0.0381in" fo:padding-left="0.0381in" fo:padding-bottom="0.0381in" fo:padding-right="0.0381in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490" style:parent-style-name="默认段落字体" style:family="text">
      <style:text-properties fo:font-weight="bold" style:font-weight-asian="bold" style:font-weight-complex="bold"/>
    </style:style>
    <style:style style:name="T491" style:parent-style-name="默认段落字体" style:family="text">
      <style:text-properties fo:font-weight="bold" style:font-weight-asian="bold" style:font-weight-complex="bold"/>
    </style:style>
    <style:style style:name="T492" style:parent-style-name="默认段落字体" style:family="text">
      <style:text-properties fo:font-weight="bold" style:font-weight-asian="bold" style:font-weight-complex="bold"/>
    </style:style>
    <style:style style:name="T493" style:parent-style-name="默认段落字体" style:family="text">
      <style:text-properties fo:font-weight="bold" style:font-weight-asian="bold" style:font-weight-complex="bold"/>
    </style:style>
    <style:style style:name="T494" style:parent-style-name="默认段落字体" style:family="text">
      <style:text-properties fo:font-weight="bold" style:font-weight-asian="bold" style:font-weight-complex="bold"/>
    </style:style>
    <style:style style:name="T495" style:parent-style-name="默认段落字体" style:family="text">
      <style:text-properties fo:font-weight="bold" style:font-weight-asian="bold" style:font-weight-complex="bold"/>
    </style:style>
    <style:style style:name="TableColumn497" style:family="table-column">
      <style:table-column-properties style:column-width="1.4895in" style:use-optimal-column-width="false"/>
    </style:style>
    <style:style style:name="TableColumn498" style:family="table-column">
      <style:table-column-properties style:column-width="5.4437in" style:use-optimal-column-width="false"/>
    </style:style>
    <style:style style:name="Table496" style:family="table">
      <style:table-properties style:width="6.9333in" fo:margin-left="-0.0062in" table:align="left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501" style:family="table-cell">
      <style:table-cell-properties fo:border="0.0034in solid #000000" fo:padding-top="0.0381in" fo:padding-left="0.0381in" fo:padding-bottom="0.0381in" fo:padding-right="0.0381in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21" style:family="table-column">
      <style:table-column-properties style:column-width="1.4895in" style:use-optimal-column-width="false"/>
    </style:style>
    <style:style style:name="TableColumn522" style:family="table-column">
      <style:table-column-properties style:column-width="5.4437in" style:use-optimal-column-width="false"/>
    </style:style>
    <style:style style:name="Table520" style:family="table">
      <style:table-properties style:width="6.9333in" fo:margin-left="-0.0062in" table:align="left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525" style:family="table-cell">
      <style:table-cell-properties fo:border="0.0034in solid #000000" fo:padding-top="0.0381in" fo:padding-left="0.0381in" fo:padding-bottom="0.0381in" fo:padding-right="0.0381in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42" style:family="table-column">
      <style:table-column-properties style:column-width="1.4895in" style:use-optimal-column-width="false"/>
    </style:style>
    <style:style style:name="TableColumn543" style:family="table-column">
      <style:table-column-properties style:column-width="5.4437in" style:use-optimal-column-width="false"/>
    </style:style>
    <style:style style:name="Table541" style:family="table">
      <style:table-properties style:width="6.9333in" fo:margin-left="-0.0062in" table:align="left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546" style:family="table-cell">
      <style:table-cell-properties fo:border="0.0034in solid #000000" fo:padding-top="0.0381in" fo:padding-left="0.0381in" fo:padding-bottom="0.0381in" fo:padding-right="0.0381in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50" style:family="table-row">
      <style:table-row-properties style:use-optimal-row-height="false"/>
    </style:style>
    <style:style style:name="TableCell5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69" style:family="table-column">
      <style:table-column-properties style:column-width="1.4895in" style:use-optimal-column-width="false"/>
    </style:style>
    <style:style style:name="TableColumn570" style:family="table-column">
      <style:table-column-properties style:column-width="5.4437in" style:use-optimal-column-width="false"/>
    </style:style>
    <style:style style:name="Table568" style:family="table">
      <style:table-properties style:width="6.9333in" fo:margin-left="-0.0062in" table:align="left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573" style:family="table-cell">
      <style:table-cell-properties fo:border="0.0034in solid #000000" fo:padding-top="0.0381in" fo:padding-left="0.0381in" fo:padding-bottom="0.0381in" fo:padding-right="0.0381in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90" style:family="table-column">
      <style:table-column-properties style:column-width="1.4895in" style:use-optimal-column-width="false"/>
    </style:style>
    <style:style style:name="TableColumn591" style:family="table-column">
      <style:table-column-properties style:column-width="5.4437in" style:use-optimal-column-width="false"/>
    </style:style>
    <style:style style:name="Table589" style:family="table">
      <style:table-properties style:width="6.9333in" fo:margin-left="-0.0062in" table:align="left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594" style:family="table-cell">
      <style:table-cell-properties fo:border="0.0034in solid #000000" fo:padding-top="0.0381in" fo:padding-left="0.0381in" fo:padding-bottom="0.0381in" fo:padding-right="0.0381in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08" style:family="table-column">
      <style:table-column-properties style:column-width="1.4895in" style:use-optimal-column-width="false"/>
    </style:style>
    <style:style style:name="TableColumn609" style:family="table-column">
      <style:table-column-properties style:column-width="5.4437in" style:use-optimal-column-width="false"/>
    </style:style>
    <style:style style:name="Table607" style:family="table">
      <style:table-properties style:width="6.9333in" fo:margin-left="-0.0062in" table:align="left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612" style:family="table-cell">
      <style:table-cell-properties fo:border="0.0034in solid #000000" fo:padding-top="0.0381in" fo:padding-left="0.0381in" fo:padding-bottom="0.0381in" fo:padding-right="0.0381in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</office:automatic-styles>
  <office:body>
    <office:text text:use-soft-page-breaks="true">
      <text:p text:style-name="P1">测试地址(即API前缀<text:s/>server)</text:p>
      <text:p text:style-name="DefaultText"><text:a xlink:href="http://115.28.41.123:8080/web" office:target-frame-name="_top" xlink:show="replace">http://115.28.52.3:8080/web</text:a></text:p>
      <text:p text:style-name="DefaultText"/>
      <text:p text:style-name="P2">用户登录地址</text:p>
      <text:p text:style-name="DefaultText"><text:a xlink:href="http://115.28.41.123:8080/web/ulogin.html" office:target-frame-name="_top" xlink:show="replace">http://115.28.52.3:8080/web/ulogin.html</text:a></text:p>
      <text:p text:style-name="DefaultText">已有账号</text:p>
      <text:p text:style-name="DefaultText">13911111111</text:p>
      <text:p text:style-name="DefaultText">13922222222</text:p>
      <text:p text:style-name="DefaultText">13912345678</text:p>
      <text:p text:style-name="DefaultText"/>
      <text:p text:style-name="P3">员工登录地址</text:p>
      <text:p text:style-name="DefaultText"><text:a xlink:href="http://115.28.41.123:8080/web/login.html" office:target-frame-name="_top" xlink:show="replace">http://115.28.52.3:8080/web/login.html</text:a></text:p>
      <text:p text:style-name="DefaultText">已有账号</text:p>
      <text:p text:style-name="DefaultText">admin</text:p>
      <text:p text:style-name="DefaultText">chief/chief1/chief2</text:p>
      <text:p text:style-name="DefaultText">expert/expert1/expert2</text:p>
      <text:p text:style-name="DefaultText">operator/operator1/operator2</text:p>
      <text:p text:style-name="DefaultText"/>
      <text:p text:style-name="P4">所有账号的密码都是<text:s/>passw0rd <text:s/>注意是数字0不是字母o.</text:p>
      <text:p text:style-name="DefaultText"/>
      <text:p text:style-name="P5">测试卡号</text:p>
      <text:p text:style-name="DefaultText">1000, 1001......1010<text:s/>共11个卡号，均为7天卡，方便测试</text:p>
      <text:p text:style-name="DefaultText">如果用完，请联系我从后台添加新卡</text:p>
      <text:p text:style-name="P6">密码和卡号一致</text:p>
      <text:p text:style-name="DefaultText"/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TableContents">API名称</text:p>
          </table:table-cell>
          <table:table-cell table:style-name="TableCell12">
            <text:p text:style-name="TableContents">用户注册接口</text:p>
          </table:table-cell>
        </table:table-row>
        <table:table-row table:style-name="TableRow13">
          <table:table-cell table:style-name="TableCell14">
            <text:p text:style-name="TableContents">地址</text:p>
          </table:table-cell>
          <table:table-cell table:style-name="TableCell15">
            <text:p text:style-name="TableContents">{server}/api/user <text:s/><text:span text:style-name="T16">下面</text:span><text:span text:style-name="T17">API</text:span><text:span text:style-name="T18">省略</text:span><text:span text:style-name="T19">server</text:span></text:p>
          </table:table-cell>
        </table:table-row>
        <table:table-row table:style-name="TableRow20">
          <table:table-cell table:style-name="TableCell21">
            <text:p text:style-name="TableContents">请求方法</text:p>
          </table:table-cell>
          <table:table-cell table:style-name="TableCell22">
            <text:p text:style-name="TableContents">POST</text:p>
          </table:table-cell>
        </table:table-row>
        <table:table-row table:style-name="TableRow23">
          <table:table-cell table:style-name="TableCell24">
            <text:p text:style-name="TableContents">请求Content-Type</text:p>
          </table:table-cell>
          <table:table-cell table:style-name="TableCell25">
            <text:p text:style-name="TableContents">application/x-www-form-urlencoded</text:p>
          </table:table-cell>
        </table:table-row>
        <table:table-row table:style-name="TableRow26">
          <table:table-cell table:style-name="TableCell27">
            <text:p text:style-name="TableContents">请求参数</text:p>
          </table:table-cell>
          <table:table-cell table:style-name="TableCell28">
            <text:p text:style-name="TableContents">username={手机号码}&amp;name={用户名}&amp;password={password}</text:p>
            <text:p text:style-name="TableContents">均为必填项</text:p>
          </table:table-cell>
        </table:table-row>
        <table:table-row table:style-name="TableRow29">
          <table:table-cell table:style-name="TableCell30">
            <text:p text:style-name="TableContents">添加成功状态码</text:p>
          </table:table-cell>
          <table:table-cell table:style-name="TableCell31">
            <text:p text:style-name="TableContents">201</text:p>
          </table:table-cell>
        </table:table-row>
        <table:table-row table:style-name="TableRow32">
          <table:table-cell table:style-name="TableCell33">
            <text:p text:style-name="TableContents">添加失败状态码</text:p>
          </table:table-cell>
          <table:table-cell table:style-name="TableCell34">
            <text:p text:style-name="TableContents">500</text:p>
          </table:table-cell>
        </table:table-row>
      </table:table>
      <text:p text:style-name="Standard"/>
      <text:p text:style-name="Standard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TableContents">API名称</text:p>
          </table:table-cell>
          <table:table-cell table:style-name="TableCell40">
            <text:p text:style-name="TableContents">用户登录接口</text:p>
          </table:table-cell>
        </table:table-row>
        <text:soft-page-break/>
        <table:table-row table:style-name="TableRow41">
          <table:table-cell table:style-name="TableCell42">
            <text:p text:style-name="TableContents">地址</text:p>
          </table:table-cell>
          <table:table-cell table:style-name="TableCell43">
            <text:p text:style-name="TableContents">/api/user/auth</text:p>
          </table:table-cell>
        </table:table-row>
        <table:table-row table:style-name="TableRow44">
          <table:table-cell table:style-name="TableCell45">
            <text:p text:style-name="TableContents">请求方法</text:p>
          </table:table-cell>
          <table:table-cell table:style-name="TableCell46">
            <text:p text:style-name="TableContents">POST</text:p>
          </table:table-cell>
        </table:table-row>
        <table:table-row table:style-name="TableRow47">
          <table:table-cell table:style-name="TableCell48">
            <text:p text:style-name="TableContents">请求Content-Type</text:p>
          </table:table-cell>
          <table:table-cell table:style-name="TableCell49">
            <text:p text:style-name="TableContents">application/x-www-form-urlencoded</text:p>
          </table:table-cell>
        </table:table-row>
        <table:table-row table:style-name="TableRow50">
          <table:table-cell table:style-name="TableCell51">
            <text:p text:style-name="TableContents">请求参数</text:p>
          </table:table-cell>
          <table:table-cell table:style-name="TableCell52">
            <text:p text:style-name="TableContents">username={手机号码}&amp;password={password}</text:p>
          </table:table-cell>
        </table:table-row>
        <table:table-row table:style-name="TableRow53">
          <table:table-cell table:style-name="TableCell54">
            <text:p text:style-name="TableContents">验证通过状态码</text:p>
          </table:table-cell>
          <table:table-cell table:style-name="TableCell55">
            <text:p text:style-name="TableContents">200</text:p>
          </table:table-cell>
        </table:table-row>
        <table:table-row table:style-name="TableRow56">
          <table:table-cell table:style-name="TableCell57">
            <text:p text:style-name="TableContents">响应Content-Type</text:p>
          </table:table-cell>
          <table:table-cell table:style-name="TableCell58">
            <text:p text:style-name="TableContents">application/json</text:p>
          </table:table-cell>
        </table:table-row>
        <table:table-row table:style-name="TableRow59">
          <table:table-cell table:style-name="TableCell60">
            <text:p text:style-name="TableContents">响应内容</text:p>
          </table:table-cell>
          <table:table-cell table:style-name="TableCell61">
            <text:p text:style-name="TableContents">{</text:p>
            <text:p text:style-name="TableContents">userId: {userId}</text:p>
            <text:p text:style-name="TableContents">token: {token} <text:s/><text:span text:style-name="T62">//<text:s/></text:span><text:span text:style-name="T63">以下所有的</text:span><text:span text:style-name="T64">API</text:span><text:span text:style-name="T65">方法都需在请求头里面带此</text:span><text:span text:style-name="T66">token token<text:s/></text:span><text:span text:style-name="T67">有效期为</text:span><text:span text:style-name="T68"><text:s/>30</text:span><text:span text:style-name="T69">天</text:span></text:p>
            <text:p text:style-name="TableContents">}</text:p>
          </table:table-cell>
        </table:table-row>
        <table:table-row table:style-name="TableRow70">
          <table:table-cell table:style-name="TableCell71">
            <text:p text:style-name="TableContents">验证未通过状态码</text:p>
          </table:table-cell>
          <table:table-cell table:style-name="TableCell72">
            <text:p text:style-name="TableContents">401</text:p>
          </table:table-cell>
        </table:table-row>
      </table:table>
      <text:p text:style-name="DefaultText"/>
      <table:table table:style-name="Table73">
        <table:table-columns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TableContents">API名称</text:p>
          </table:table-cell>
          <table:table-cell table:style-name="TableCell78">
            <text:p text:style-name="TableContents">发送找回密码验证码</text:p>
          </table:table-cell>
        </table:table-row>
        <table:table-row table:style-name="TableRow79">
          <table:table-cell table:style-name="TableCell80">
            <text:p text:style-name="TableContents">地址</text:p>
          </table:table-cell>
          <table:table-cell table:style-name="TableCell81">
            <text:p text:style-name="TableContents">/api/user/password/retake?email={email}<text:s/>或</text:p>
            <text:p text:style-name="TableContents">/api/user/password/retake?mobile={mobile}</text:p>
          </table:table-cell>
        </table:table-row>
        <table:table-row table:style-name="TableRow82">
          <table:table-cell table:style-name="TableCell83">
            <text:p text:style-name="TableContents">请求方法</text:p>
          </table:table-cell>
          <table:table-cell table:style-name="TableCell84">
            <text:p text:style-name="TableContents">GET</text:p>
          </table:table-cell>
        </table:table-row>
        <table:table-row table:style-name="TableRow85">
          <table:table-cell table:style-name="TableCell86">
            <text:p text:style-name="TableContents">响应内容</text:p>
          </table:table-cell>
          <table:table-cell table:style-name="TableCell87">
            <text:p text:style-name="TableContents">200<text:s/>已发送<text:s/>如果是通过邮箱找回,会返还mobile: 138****1234的内容</text:p>
            <text:p text:style-name="TableContents">400<text:s/>没带email或者mobile</text:p>
            <text:p text:style-name="TableContents">404<text:s/>无此账号</text:p>
            <text:p text:style-name="TableContents">500<text:s/>服务器异常或接口异常</text:p>
          </table:table-cell>
        </table:table-row>
      </table:table>
      <text:p text:style-name="Standard"/>
      <text:p text:style-name="DefaultText"/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TableContents">API名称</text:p>
          </table:table-cell>
          <table:table-cell table:style-name="TableCell93">
            <text:p text:style-name="TableContents">重置密码</text:p>
          </table:table-cell>
        </table:table-row>
        <table:table-row table:style-name="TableRow94">
          <table:table-cell table:style-name="TableCell95">
            <text:p text:style-name="TableContents">地址</text:p>
          </table:table-cell>
          <table:table-cell table:style-name="TableCell96">
            <text:p text:style-name="TableContents">/api/user/password/retake</text:p>
          </table:table-cell>
        </table:table-row>
        <table:table-row table:style-name="TableRow97">
          <table:table-cell table:style-name="TableCell98">
            <text:p text:style-name="TableContents">请求方法</text:p>
          </table:table-cell>
          <table:table-cell table:style-name="TableCell99">
            <text:p text:style-name="TableContents">POST</text:p>
          </table:table-cell>
        </table:table-row>
        <table:table-row table:style-name="TableRow100">
          <table:table-cell table:style-name="TableCell101">
            <text:p text:style-name="TableContents">请求Content-Type</text:p>
          </table:table-cell>
          <table:table-cell table:style-name="TableCell102">
            <text:p text:style-name="TableContents">application/x-www-form-urlencoded</text:p>
          </table:table-cell>
        </table:table-row>
        <table:table-row table:style-name="TableRow103">
          <table:table-cell table:style-name="TableCell104">
            <text:p text:style-name="TableContents">请求参数</text:p>
          </table:table-cell>
          <table:table-cell table:style-name="TableCell105">
            <text:p text:style-name="TableContents">{</text:p>
            <text:p text:style-name="TableContents">email: {email},</text:p>
            <text:p text:style-name="TableContents">code: {code}, //<text:s/>验证码</text:p>
            <text:p text:style-name="TableContents">newPassword: {password}</text:p>
            <text:soft-page-break/>
            <text:p text:style-name="TableContents">}</text:p>
            <text:p text:style-name="TableContents">或</text:p>
            <text:p text:style-name="TableContents">{</text:p>
            <text:p text:style-name="TableContents">mobile: {mobile},</text:p>
            <text:p text:style-name="TableContents">code: {code}, //<text:s/>验证码</text:p>
            <text:p text:style-name="TableContents">newPassword: {password}</text:p>
            <text:p text:style-name="TableContents">}</text:p>
          </table:table-cell>
        </table:table-row>
        <text:soft-page-break/>
        <table:table-row table:style-name="TableRow106">
          <table:table-cell table:style-name="TableCell107">
            <text:p text:style-name="TableContents">响应内容</text:p>
          </table:table-cell>
          <table:table-cell table:style-name="TableCell108">
            <text:p text:style-name="TableContents">200<text:s/>重置成功</text:p>
            <text:p text:style-name="TableContents">400<text:s/>参数不全</text:p>
            <text:p text:style-name="TableContents">404<text:s/>账号不存在</text:p>
            <text:p text:style-name="TableContents">500<text:s/>服务器异常，有如下原因</text:p>
            <text:p text:style-name="TableContents"/>
            <text:p text:style-name="TableContents">exception.user.retakePassword.expried<text:s/>过24小时</text:p>
            <text:p text:style-name="TableContents">exception.user.retakePassword.code.max.try<text:s/>输错达3次</text:p>
            <text:p text:style-name="TableContents">exception.user.retakePassword.code.not.equal<text:s/>验证码错误</text:p>
            <text:p text:style-name="TableContents"/>
          </table:table-cell>
        </table:table-row>
      </table:table>
      <text:p text:style-name="Standard"/>
      <text:p text:style-name="Standard"/>
      <table:table table:style-name="Table109">
        <table:table-columns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>
            <text:p text:style-name="TableContents">API名称</text:p>
          </table:table-cell>
          <table:table-cell table:style-name="TableCell114">
            <text:p text:style-name="TableContents">获取用户资料接口</text:p>
          </table:table-cell>
        </table:table-row>
        <table:table-row table:style-name="TableRow115">
          <table:table-cell table:style-name="TableCell116">
            <text:p text:style-name="TableContents">地址</text:p>
          </table:table-cell>
          <table:table-cell table:style-name="TableCell117">
            <text:p text:style-name="TableContents">/api/user?username={手机号码}<text:s/>或者</text:p>
            <text:p text:style-name="TableContents">/api/user?mobile={手机号码}</text:p>
            <text:p text:style-name="TableContents">/api/user/{userId}<text:s/><text:span text:style-name="T118">//<text:s/></text:span><text:span text:style-name="T119">返回内容将是下面内容中的</text:span><text:span text:style-name="T120">datas</text:span><text:span text:style-name="T121">中的对象</text:span></text:p>
          </table:table-cell>
        </table:table-row>
        <table:table-row table:style-name="TableRow122">
          <table:table-cell table:style-name="TableCell123">
            <text:p text:style-name="TableContents">请求方法</text:p>
          </table:table-cell>
          <table:table-cell table:style-name="TableCell124">
            <text:p text:style-name="TableContents">GET</text:p>
          </table:table-cell>
        </table:table-row>
        <table:table-row table:style-name="TableRow125">
          <table:table-cell table:style-name="TableCell126">
            <text:p text:style-name="TableContents">请求头</text:p>
          </table:table-cell>
          <table:table-cell table:style-name="TableCell127">
            <text:p text:style-name="TableContents">Authorization: {token}</text:p>
          </table:table-cell>
        </table:table-row>
        <table:table-row table:style-name="TableRow128">
          <table:table-cell table:style-name="TableCell129">
            <text:p text:style-name="TableContents">响应Content-Type</text:p>
          </table:table-cell>
          <table:table-cell table:style-name="TableCell130">
            <text:p text:style-name="TableContents">application/json</text:p>
          </table:table-cell>
        </table:table-row>
        <table:table-row table:style-name="TableRow131">
          <table:table-cell table:style-name="TableCell132">
            <text:p text:style-name="TableContents">响应内容</text:p>
          </table:table-cell>
          <table:table-cell table:style-name="TableCell133">
            <text:p text:style-name="TableContents">"total": 1,</text:p>
            <text:p text:style-name="TableContents">"max": 15,</text:p>
            <text:p text:style-name="TableContents">"curPage": 1,</text:p>
            <text:p text:style-name="TableContents">"pageCount": 1,</text:p>
            <text:p text:style-name="TableContents">"pageable": true,</text:p>
            <text:p text:style-name="TableContents">"datas": [{</text:p>
            <text:p text:style-name="TableContents"><text:s text:c="4"/>"id": 1, <text:s/>//<text:s/>用户标识</text:p>
            <text:p text:style-name="TableContents"><text:s text:c="4"/>"mobile": "13911111111",</text:p>
            <text:p text:style-name="TableContents"><text:s text:c="4"/>"name": "测试用户1",</text:p>
            <text:p text:style-name="TableContents"><text:s text:c="4"/>"username": "13911111111",</text:p>
            <text:p text:style-name="TableContents"><text:s text:c="4"/>"type": "SIMPLE",</text:p>
            <text:soft-page-break/>
            <text:p text:style-name="TableContents"><text:s text:c="4"/>"birthday": "1983-06-04", //<text:s/>生日<text:s/>需APK支持更改</text:p>
            <text:p text:style-name="TableContents"><text:s text:c="4"/>"address": "地址1", //<text:s/>住址需APK支持更改</text:p>
            <text:p text:style-name="TableContents"><text:s text:c="4"/>"stature": 1.72, //<text:s/>身高需APK支持更改</text:p>
            <text:p text:style-name="TableContents"><text:s text:c="4"/>"weight": 72.0, //<text:s/>体重<text:s/>需APK支持更改</text:p>
            <text:p text:style-name="TableContents"><text:s text:c="4"/>"idCard": "430203198502011218", //<text:s/>身份证<text:s/>需APK支持更改</text:p>
            <text:p text:style-name="TableContents"><text:s text:c="4"/>"gender": 1, //<text:s/>性别<text:s/>0<text:s/>女<text:s/>1男需APK支持更改</text:p>
            <text:p text:style-name="TableContents"><text:s text:c="4"/>"city": "", //<text:s/>所在城市需APK支持更改</text:p>
            <text:p text:style-name="TableContents"><text:s text:c="4"/>"emContact1": "", //<text:s/>紧急联系人1<text:s/>需APK支持更改</text:p>
            <text:p text:style-name="TableContents"><text:s text:c="4"/>"emContact1Tel": "", //<text:s/>紧急联系人1<text:s/>电话<text:s/>需APK支持更改</text:p>
            <text:p text:style-name="TableContents"><text:s text:c="4"/>"emContact2": "", //<text:s/>紧急联系人2<text:s/>需APK支持更改</text:p>
            <text:p text:style-name="TableContents"><text:s text:c="4"/>"emContact2Tel": "", //<text:s/>紧急联系人2<text:s/>电话<text:s/>需APK支持更改</text:p>
            <text:p text:style-name="TableContents"><text:s text:c="4"/>"badHabits": "", //<text:s/>不良嗜好<text:s/>需APK支持更改</text:p>
            <text:p text:style-name="TableContents"><text:s text:c="4"/>"anamnesis": "", //<text:s/>病史<text:s/>需APK支持更改</text:p>
            <text:p text:style-name="TableContents"><text:s text:c="4"/>"createdDate": "2012-06-04 01:00:00", //<text:s/>注册时间</text:p>
            <text:p text:style-name="TableContents"><text:s text:c="4"/>"lastUpdated": "2012-06-04 01:00:00",</text:p>
            <text:p text:style-name="TableContents"><text:s text:c="4"/>"remark": "",</text:p>
            <text:p text:style-name="TableContents"><text:s text:c="4"/>"isFree": true,</text:p>
            <text:p text:style-name="TableContents"><text:s text:c="4"/>"version": 1,</text:p>
            <text:p text:style-name="TableContents"><text:s text:c="4"/>"mobilePrefix": "1111"</text:p>
            <text:p text:style-name="TableContents">}],</text:p>
            <text:p text:style-name="TableContents">"offset": 0</text:p>
            <text:p text:style-name="TableContents">}</text:p>
          </table:table-cell>
        </table:table-row>
      </table:table>
      <text:p text:style-name="DefaultText"/>
      <text:p text:style-name="Standard"/>
      <table:table table:style-name="Table134">
        <table:table-columns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>
            <text:p text:style-name="TableContents">API名称</text:p>
          </table:table-cell>
          <table:table-cell table:style-name="TableCell139">
            <text:p text:style-name="TableContents">用户修改个人资料接口</text:p>
          </table:table-cell>
        </table:table-row>
        <table:table-row table:style-name="TableRow140">
          <table:table-cell table:style-name="TableCell141">
            <text:p text:style-name="TableContents">地址</text:p>
          </table:table-cell>
          <table:table-cell table:style-name="TableCell142">
            <text:p text:style-name="TableContents">/api/user/{userId}</text:p>
          </table:table-cell>
        </table:table-row>
        <table:table-row table:style-name="TableRow143">
          <table:table-cell table:style-name="TableCell144">
            <text:p text:style-name="TableContents">请求方法</text:p>
          </table:table-cell>
          <table:table-cell table:style-name="TableCell145">
            <text:p text:style-name="TableContents">PUT</text:p>
          </table:table-cell>
        </table:table-row>
        <table:table-row table:style-name="TableRow146">
          <table:table-cell table:style-name="TableCell147">
            <text:p text:style-name="TableContents">请求Content-Type</text:p>
          </table:table-cell>
          <table:table-cell table:style-name="TableCell148">
            <text:p text:style-name="TableContents">application/x-www-form-urlencoded</text:p>
          </table:table-cell>
        </table:table-row>
        <table:table-row table:style-name="TableRow149">
          <table:table-cell table:style-name="TableCell150">
            <text:p text:style-name="TableContents">请求头</text:p>
          </table:table-cell>
          <table:table-cell table:style-name="TableCell151">
            <text:p text:style-name="TableContents">Authorization: {token}</text:p>
          </table:table-cell>
        </table:table-row>
        <table:table-row table:style-name="TableRow152">
          <table:table-cell table:style-name="TableCell153">
            <text:p text:style-name="TableContents">请求参数</text:p>
          </table:table-cell>
          <table:table-cell table:style-name="TableCell154">
            <text:p text:style-name="TableContents">见【获取用户资料接口】注释</text:p>
          </table:table-cell>
        </table:table-row>
        <table:table-row table:style-name="TableRow155">
          <table:table-cell table:style-name="TableCell156">
            <text:p text:style-name="TableContents">修改通过状态码</text:p>
          </table:table-cell>
          <table:table-cell table:style-name="TableCell157">
            <text:p text:style-name="TableContents">200</text:p>
          </table:table-cell>
        </table:table-row>
        <table:table-row table:style-name="TableRow158">
          <table:table-cell table:style-name="TableCell159">
            <text:p text:style-name="TableContents">修改失败状态码</text:p>
          </table:table-cell>
          <table:table-cell table:style-name="TableCell160">
            <text:p text:style-name="TableContents">403<text:s/>没有token</text:p>
            <text:p text:style-name="TableContents">500<text:s/>服务器错</text:p>
          </table:table-cell>
        </table:table-row>
      </table:table>
      <text:p text:style-name="DefaultText"/>
      <text:p text:style-name="Standard"/>
      <table:table table:style-name="Table161">
        <table:table-columns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TableContents">API名称</text:p>
          </table:table-cell>
          <table:table-cell table:style-name="TableCell166">
            <text:p text:style-name="TableContents">用户修改密码</text:p>
          </table:table-cell>
        </table:table-row>
        <table:table-row table:style-name="TableRow167">
          <table:table-cell table:style-name="TableCell168">
            <text:p text:style-name="TableContents">地址</text:p>
          </table:table-cell>
          <table:table-cell table:style-name="TableCell169">
            <text:p text:style-name="TableContents">/api/user/{userId}/password</text:p>
          </table:table-cell>
        </table:table-row>
        <table:table-row table:style-name="TableRow170">
          <table:table-cell table:style-name="TableCell171">
            <text:p text:style-name="TableContents">请求方法</text:p>
          </table:table-cell>
          <table:table-cell table:style-name="TableCell172">
            <text:p text:style-name="TableContents">PUT</text:p>
          </table:table-cell>
        </table:table-row>
        <table:table-row table:style-name="TableRow173">
          <table:table-cell table:style-name="TableCell174">
            <text:p text:style-name="TableContents">请求Content-Type</text:p>
          </table:table-cell>
          <table:table-cell table:style-name="TableCell175">
            <text:p text:style-name="TableContents">application/x-www-form-urlencoded</text:p>
          </table:table-cell>
        </table:table-row>
        <table:table-row table:style-name="TableRow176">
          <table:table-cell table:style-name="TableCell177">
            <text:p text:style-name="TableContents">请求头</text:p>
          </table:table-cell>
          <table:table-cell table:style-name="TableCell178">
            <text:p text:style-name="TableContents">Authorization: {token}</text:p>
          </table:table-cell>
        </table:table-row>
        <table:table-row table:style-name="TableRow179">
          <table:table-cell table:style-name="TableCell180">
            <text:p text:style-name="TableContents">请求参数</text:p>
          </table:table-cell>
          <table:table-cell table:style-name="TableCell181">
            <text:p text:style-name="TableContents">oldPassword={oldPassword} &amp; newPassword = {newPassword}</text:p>
          </table:table-cell>
        </table:table-row>
        <table:table-row table:style-name="TableRow182">
          <table:table-cell table:style-name="TableCell183">
            <text:p text:style-name="TableContents">修改通过状态码</text:p>
          </table:table-cell>
          <table:table-cell table:style-name="TableCell184">
            <text:p text:style-name="TableContents">200</text:p>
          </table:table-cell>
        </table:table-row>
        <table:table-row table:style-name="TableRow185">
          <table:table-cell table:style-name="TableCell186">
            <text:p text:style-name="TableContents">修改通过返回内容</text:p>
          </table:table-cell>
          <table:table-cell table:style-name="TableCell187">
            <text:p text:style-name="TableContents">{token: *****} //<text:s/>由于token和密码联动，更改密码后，token将不同</text:p>
          </table:table-cell>
        </table:table-row>
        <table:table-row table:style-name="TableRow188">
          <table:table-cell table:style-name="TableCell189">
            <text:p text:style-name="TableContents">修改失败状态码</text:p>
          </table:table-cell>
          <table:table-cell table:style-name="TableCell190">
            <text:p text:style-name="TableContents">403<text:s/>没有token</text:p>
            <text:p text:style-name="TableContents">500<text:s/>一般都是老密码输错</text:p>
          </table:table-cell>
        </table:table-row>
      </table:table>
      <text:p text:style-name="DefaultText"/>
      <text:p text:style-name="Standard"/>
      <table:table table:style-name="Table191">
        <table:table-columns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>
            <text:p text:style-name="TableContents">API名称</text:p>
          </table:table-cell>
          <table:table-cell table:style-name="TableCell196">
            <text:p text:style-name="TableContents">用户上传数据</text:p>
          </table:table-cell>
        </table:table-row>
        <table:table-row table:style-name="TableRow197">
          <table:table-cell table:style-name="TableCell198">
            <text:p text:style-name="TableContents">地址</text:p>
          </table:table-cell>
          <table:table-cell table:style-name="TableCell199">
            <text:p text:style-name="TableContents">/api/{userId}/examination</text:p>
          </table:table-cell>
        </table:table-row>
        <table:table-row table:style-name="TableRow200">
          <table:table-cell table:style-name="TableCell201">
            <text:p text:style-name="TableContents">请求方法</text:p>
          </table:table-cell>
          <table:table-cell table:style-name="TableCell202">
            <text:p text:style-name="TableContents">POST</text:p>
          </table:table-cell>
        </table:table-row>
        <table:table-row table:style-name="TableRow203">
          <table:table-cell table:style-name="TableCell204">
            <text:p text:style-name="TableContents">请求Content-Type</text:p>
          </table:table-cell>
          <table:table-cell table:style-name="TableCell205">
            <text:p text:style-name="TableContents">application/x-www-form-urlencoded</text:p>
            <text:p text:style-name="TableContents">enctype=“multipart/form-data”</text:p>
          </table:table-cell>
        </table:table-row>
        <table:table-row table:style-name="TableRow206">
          <table:table-cell table:style-name="TableCell207">
            <text:p text:style-name="TableContents">请求头</text:p>
          </table:table-cell>
          <table:table-cell table:style-name="TableCell208">
            <text:p text:style-name="TableContents">Authorization: {token}</text:p>
          </table:table-cell>
        </table:table-row>
        <table:table-row table:style-name="TableRow209">
          <table:table-cell table:style-name="TableCell210">
            <text:p text:style-name="TableContents">请求参数</text:p>
          </table:table-cell>
          <table:table-cell table:style-name="TableCell211">
            <text:p text:style-name="TableContents">file=*****</text:p>
            <text:p text:style-name="TableContents">apkId //<text:s/>必填</text:p>
            <text:p text:style-name="TableContents">md5 //<text:s/>必填<text:s/>可以是假值</text:p>
            <text:p text:style-name="TableContents">isGziped //<text:s/>必填<text:s/>是否gzip压缩</text:p>
            <text:p text:style-name="TableContents">bodyTemp<text:s/>体温<text:s/>非必填</text:p>
            <text:p text:style-name="TableContents">bloodSugar<text:s/>血糖<text:s/>非必填</text:p>
            <text:p text:style-name="TableContents">medicine<text:s/>服用药物<text:s/>非必填</text:p>
          </table:table-cell>
        </table:table-row>
        <table:table-row table:style-name="TableRow212">
          <table:table-cell table:style-name="TableCell213">
            <text:p text:style-name="TableContents">上传成功状态码</text:p>
          </table:table-cell>
          <table:table-cell table:style-name="TableCell214">
            <text:p text:style-name="TableContents">200</text:p>
          </table:table-cell>
        </table:table-row>
        <table:table-row table:style-name="TableRow215">
          <table:table-cell table:style-name="TableCell216">
            <text:p text:style-name="TableContents">上传失败状态码</text:p>
          </table:table-cell>
          <table:table-cell table:style-name="TableCell217">
            <text:p text:style-name="TableContents">403<text:s/>没有token</text:p>
            <text:p text:style-name="TableContents">500<text:s/>服务器错</text:p>
            <text:p text:style-name="TableContents"/>
            <text:p text:style-name="TableContents">none.operator.is.linked.with.expert<text:s/>所有的接线员都没绑定专家</text:p>
            <text:p text:style-name="TableContents">examination.reply.is.not.free<text:s/>系统参数不允许免费使用且用户该时段没充值</text:p>
          </table:table-cell>
        </table:table-row>
      </table:table>
      <text:p text:style-name="DefaultText"/>
      <text:p text:style-name="DefaultText"/>
      <table:table table:style-name="Table218">
        <table:table-columns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TableContents">API名称</text:p>
          </table:table-cell>
          <table:table-cell table:style-name="TableCell223">
            <text:p text:style-name="TableContents">查看个人体检请求</text:p>
          </table:table-cell>
        </table:table-row>
        <table:table-row table:style-name="TableRow224">
          <table:table-cell table:style-name="TableCell225">
            <text:p text:style-name="TableContents">地址</text:p>
          </table:table-cell>
          <table:table-cell table:style-name="TableCell226">
            <text:p text:style-name="TableContents">/api/user/{userId}/task</text:p>
          </table:table-cell>
        </table:table-row>
        <table:table-row table:style-name="TableRow227">
          <table:table-cell table:style-name="TableCell228">
            <text:p text:style-name="TableContents">请求方法</text:p>
          </table:table-cell>
          <table:table-cell table:style-name="TableCell229">
            <text:p text:style-name="TableContents">GET</text:p>
          </table:table-cell>
        </table:table-row>
        <table:table-row table:style-name="TableRow230">
          <table:table-cell table:style-name="TableCell231">
            <text:p text:style-name="TableContents">请求头</text:p>
          </table:table-cell>
          <table:table-cell table:style-name="TableCell232">
            <text:p text:style-name="TableContents">Authorization: {token}</text:p>
          </table:table-cell>
        </table:table-row>
        <table:table-row table:style-name="TableRow233">
          <table:table-cell table:style-name="TableCell234">
            <text:p text:style-name="TableContents">请求参数</text:p>
          </table:table-cell>
          <table:table-cell table:style-name="TableCell235">
            <text:p text:style-name="TableContents">查询apkId范围</text:p>
            <text:p text:style-name="TableContents">apkId:in=1,2,3,4 <text:s/></text:p>
            <text:p text:style-name="TableContents">apkId:notIn=1,2,3,4</text:p>
            <text:p text:style-name="TableContents"/>
            <text:p text:style-name="TableContents">查询上传时间范围</text:p>
            <text:p text:style-name="TableContents">createdDate:gth={yyyy-MM-dd} //<text:s/>从yyyy-MM-dd日期的0时0分开始</text:p>
            <text:p text:style-name="TableContents">createdDate:lth={yyyy-MM-dd} //<text:s/>从yyyy-MM-dd日期的0时0分以前</text:p>
            <text:p text:style-name="TableContents"/>
            <text:p text:style-name="TableContents">例子:</text:p>
            <text:p text:style-name="TableContents">*****/task?createdDate:gth=2013-07-10</text:p>
            <text:p text:style-name="TableContents">或</text:p>
            <text:p text:style-name="TableContents">*****/task?createdDate:gth=2013-07-10&amp;createdDate:lth=2013-07-12</text:p>
          </table:table-cell>
        </table:table-row>
        <table:table-row table:style-name="TableRow236">
          <table:table-cell table:style-name="TableCell237">
            <text:p text:style-name="TableContents">响应Content-Type</text:p>
          </table:table-cell>
          <table:table-cell table:style-name="TableCell238">
            <text:p text:style-name="TableContents">application/json</text:p>
          </table:table-cell>
        </table:table-row>
        <table:table-row table:style-name="TableRow239">
          <table:table-cell table:style-name="TableCell240">
            <text:p text:style-name="TableContents">响应内容</text:p>
          </table:table-cell>
          <table:table-cell table:style-name="TableCell241">
            <text:p text:style-name="TableContents">{</text:p>
            <text:p text:style-name="TableContents"><text:s text:c="4"/>"total": 2,</text:p>
            <text:p text:style-name="TableContents"><text:s text:c="4"/>"max": 15,</text:p>
            <text:p text:style-name="TableContents"><text:s text:c="4"/>"curPage": 1,</text:p>
            <text:p text:style-name="TableContents"><text:s text:c="4"/>"pageCount": 1,</text:p>
            <text:p text:style-name="TableContents"><text:s text:c="4"/>"pageable": true,</text:p>
            <text:p text:style-name="TableContents"><text:s text:c="4"/>"datas": [{</text:p>
            <text:p text:style-name="TableContents"><text:s text:c="8"/>"id": 2,</text:p>
            <text:p text:style-name="TableContents"><text:s text:c="8"/>"status": "pending", //<text:s/>请求状态</text:p>
            <text:p text:style-name="TableContents"><text:s text:c="8"/>"userId": 1,</text:p>
            <text:p text:style-name="TableContents"><text:s text:c="8"/>"userName": "测试用户1",</text:p>
            <text:p text:style-name="TableContents"><text:s text:c="8"/>"expertId": null, //<text:s/>处理专家的ID</text:p>
            <text:p text:style-name="TableContents"><text:s text:c="8"/>"operatorId": 8, //<text:s/>接线员的ID</text:p>
            <text:soft-page-break/>
            <text:p text:style-name="TableContents"><text:s text:c="8"/>"auto": false, //<text:s/>是否自动回复</text:p>
            <text:p text:style-name="TableContents"><text:s text:c="8"/>"createdDate": "2013-07-02 1:00:00", //<text:s/>请求时间</text:p>
            <text:p text:style-name="TableContents"><text:s text:c="8"/>"completedDate": null, //<text:s/>回复时间</text:p>
            <text:p text:style-name="TableContents"><text:s text:c="8"/>"version": 1,</text:p>
            <text:p text:style-name="TableContents"><text:s text:c="8"/>"examinationId": 2,<text:s/><text:span text:style-name="T242">//<text:s/></text:span><text:span text:style-name="T243">医疗数据</text:span><text:span text:style-name="T244">ID</text:span><text:span text:style-name="T245">，后面的</text:span><text:span text:style-name="T246">API</text:span><text:span text:style-name="T247">用到</text:span></text:p>
            <text:p text:style-name="TableContents"><text:s text:c="8"/>"level": "outside", //<text:s/>级别说明</text:p>
            <text:p text:style-name="TableContents"><text:s text:c="8"/>"complete": false</text:p>
            <text:p text:style-name="TableContents"><text:s text:c="4"/>}, {</text:p>
            <text:p text:style-name="TableContents"><text:s text:c="8"/>"id": 1,</text:p>
            <text:p text:style-name="TableContents"><text:s text:c="8"/>"status": "pending",</text:p>
            <text:p text:style-name="TableContents"><text:s text:c="8"/>"userId": 1,</text:p>
            <text:p text:style-name="TableContents"><text:s text:c="8"/>"userName": "测试用户1",</text:p>
            <text:p text:style-name="TableContents"><text:s text:c="8"/>"expertId": null,</text:p>
            <text:p text:style-name="TableContents"><text:s text:c="8"/>"operatorId": 8,</text:p>
            <text:p text:style-name="TableContents"><text:s text:c="8"/>"auto": false,</text:p>
            <text:p text:style-name="TableContents"><text:s text:c="8"/>"createdDate": "2013-07-01 01:00:00",</text:p>
            <text:p text:style-name="TableContents"><text:s text:c="8"/>"completedDate": null,</text:p>
            <text:p text:style-name="TableContents"><text:s text:c="8"/>"version": 1,</text:p>
            <text:p text:style-name="TableContents"><text:s text:c="8"/>"examinationId": 1,</text:p>
            <text:p text:style-name="TableContents"><text:s text:c="8"/>"level": "success",</text:p>
            <text:p text:style-name="TableContents"><text:s text:c="8"/>"complete": false</text:p>
            <text:p text:style-name="TableContents"><text:s text:c="4"/>}],</text:p>
            <text:p text:style-name="TableContents"><text:s text:c="4"/>"offset": 0</text:p>
            <text:p text:style-name="TableContents">}</text:p>
          </table:table-cell>
        </table:table-row>
        <text:soft-page-break/>
        <table:table-row table:style-name="TableRow248">
          <table:table-cell table:style-name="TableCell249">
            <text:p text:style-name="TableContents">枚举类说明</text:p>
          </table:table-cell>
          <table:table-cell table:style-name="TableCell250">
            <text:p text:style-name="TableContents">status有三种状态</text:p>
            <text:p text:style-name="TableContents">pending<text:s/>等待接线员回复</text:p>
            <text:p text:style-name="TableContents">proceeding<text:s/>等待专家回复</text:p>
            <text:p text:style-name="TableContents">completed<text:s/>已回复</text:p>
            <text:p text:style-name="TableContents"/>
            <text:p text:style-name="TableContents">level<text:s/>有4种状态</text:p>
            <text:p text:style-name="TableContents">success<text:s/>健康</text:p>
            <text:p text:style-name="TableContents">warning<text:s/>需要检查</text:p>
            <text:p text:style-name="TableContents">danger<text:s/>危险</text:p>
            <text:p text:style-name="TableContents">outside<text:s/>数据异常</text:p>
          </table:table-cell>
        </table:table-row>
      </table:table>
      <text:p text:style-name="Standard"/>
      <text:p text:style-name="DefaultText"/>
      <table:table table:style-name="Table251">
        <table:table-columns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TableContents">API名称</text:p>
          </table:table-cell>
          <table:table-cell table:style-name="TableCell256">
            <text:p text:style-name="TableContents">删除个人全部请求</text:p>
          </table:table-cell>
        </table:table-row>
        <table:table-row table:style-name="TableRow257">
          <table:table-cell table:style-name="TableCell258">
            <text:p text:style-name="TableContents">地址</text:p>
          </table:table-cell>
          <table:table-cell table:style-name="TableCell259">
            <text:p text:style-name="TableContents">/api/user/{userId}/task</text:p>
          </table:table-cell>
        </table:table-row>
        <text:soft-page-break/>
        <table:table-row table:style-name="TableRow260">
          <table:table-cell table:style-name="TableCell261">
            <text:p text:style-name="TableContents">请求方法</text:p>
          </table:table-cell>
          <table:table-cell table:style-name="TableCell262">
            <text:p text:style-name="TableContents">DELETE</text:p>
          </table:table-cell>
        </table:table-row>
        <table:table-row table:style-name="TableRow263">
          <table:table-cell table:style-name="TableCell264">
            <text:p text:style-name="TableContents">请求头</text:p>
          </table:table-cell>
          <table:table-cell table:style-name="TableCell265">
            <text:p text:style-name="TableContents">Authorization: {token}</text:p>
          </table:table-cell>
        </table:table-row>
        <table:table-row table:style-name="TableRow266">
          <table:table-cell table:style-name="TableCell267">
            <text:p text:style-name="TableContents">响应内容</text:p>
          </table:table-cell>
          <table:table-cell table:style-name="TableCell268">
            <text:p text:style-name="TableContents">200<text:s/>删除成功</text:p>
            <text:p text:style-name="TableContents">500<text:s/>服务器错误</text:p>
          </table:table-cell>
        </table:table-row>
      </table:table>
      <text:p text:style-name="Standard"/>
      <text:p text:style-name="DefaultText"/>
      <table:table table:style-name="Table269">
        <table:table-columns>
          <table:table-column table:style-name="TableColumn270"/>
          <table:table-column table:style-name="TableColumn271"/>
        </table:table-columns>
        <table:table-row table:style-name="TableRow272">
          <table:table-cell table:style-name="TableCell273">
            <text:p text:style-name="TableContents">API名称</text:p>
          </table:table-cell>
          <table:table-cell table:style-name="TableCell274">
            <text:p text:style-name="TableContents">删除个人某次请求</text:p>
          </table:table-cell>
        </table:table-row>
        <table:table-row table:style-name="TableRow275">
          <table:table-cell table:style-name="TableCell276">
            <text:p text:style-name="TableContents">地址</text:p>
          </table:table-cell>
          <table:table-cell table:style-name="TableCell277">
            <text:p text:style-name="TableContents">/api/user/{userId}/task/{taskId}</text:p>
          </table:table-cell>
        </table:table-row>
        <table:table-row table:style-name="TableRow278">
          <table:table-cell table:style-name="TableCell279">
            <text:p text:style-name="TableContents">请求方法</text:p>
          </table:table-cell>
          <table:table-cell table:style-name="TableCell280">
            <text:p text:style-name="TableContents">DELETE</text:p>
          </table:table-cell>
        </table:table-row>
        <table:table-row table:style-name="TableRow281">
          <table:table-cell table:style-name="TableCell282">
            <text:p text:style-name="TableContents">请求头</text:p>
          </table:table-cell>
          <table:table-cell table:style-name="TableCell283">
            <text:p text:style-name="TableContents">Authorization: {token}</text:p>
          </table:table-cell>
        </table:table-row>
        <table:table-row table:style-name="TableRow284">
          <table:table-cell table:style-name="TableCell285">
            <text:p text:style-name="TableContents">响应内容</text:p>
          </table:table-cell>
          <table:table-cell table:style-name="TableCell286">
            <text:p text:style-name="TableContents">200<text:s/>删除成功</text:p>
            <text:p text:style-name="TableContents">500<text:s/>服务器错误</text:p>
          </table:table-cell>
        </table:table-row>
      </table:table>
      <text:p text:style-name="Standard"/>
      <text:p text:style-name="Standard"/>
      <table:table table:style-name="Table287">
        <table:table-columns>
          <table:table-column table:style-name="TableColumn288"/>
          <table:table-column table:style-name="TableColumn289"/>
        </table:table-columns>
        <table:table-row table:style-name="TableRow290">
          <table:table-cell table:style-name="TableCell291">
            <text:p text:style-name="TableContents">API名称</text:p>
          </table:table-cell>
          <table:table-cell table:style-name="TableCell292">
            <text:p text:style-name="TableContents">查看体检医疗数据列表</text:p>
          </table:table-cell>
        </table:table-row>
        <table:table-row table:style-name="TableRow293">
          <table:table-cell table:style-name="TableCell294">
            <text:p text:style-name="TableContents">地址</text:p>
          </table:table-cell>
          <table:table-cell table:style-name="TableCell295">
            <text:p text:style-name="TableContents">/api/user/{userId}/examination?createdDate:gth={createdDate}</text:p>
          </table:table-cell>
        </table:table-row>
        <table:table-row table:style-name="TableRow296">
          <table:table-cell table:style-name="TableCell297">
            <text:p text:style-name="TableContents">请求方法</text:p>
          </table:table-cell>
          <table:table-cell table:style-name="TableCell298">
            <text:p text:style-name="TableContents">GET</text:p>
          </table:table-cell>
        </table:table-row>
        <table:table-row table:style-name="TableRow299">
          <table:table-cell table:style-name="TableCell300">
            <text:p text:style-name="TableContents">请求头</text:p>
          </table:table-cell>
          <table:table-cell table:style-name="TableCell301">
            <text:p text:style-name="TableContents">Authorization: {token}</text:p>
          </table:table-cell>
        </table:table-row>
        <table:table-row table:style-name="TableRow302">
          <table:table-cell table:style-name="TableCell303">
            <text:p text:style-name="TableContents">请求参数</text:p>
          </table:table-cell>
          <table:table-cell table:style-name="TableCell304">
            <text:p text:style-name="TableContents">创建时间在某个日期之后</text:p>
            <text:p text:style-name="TableContents">createdDate:gth={yyyy-MM-dd hh:mm:ss} <text:s text:c="2"/>或</text:p>
            <text:p text:style-name="TableContents">createdDate:gth={yyyy-MM-dd} <text:s/><text:span text:style-name="T305">// hh:mm:ss<text:s/></text:span><text:span text:style-name="T306">默认为</text:span><text:span text:style-name="T307">00:00:00</text:span></text:p>
          </table:table-cell>
        </table:table-row>
        <table:table-row table:style-name="TableRow308">
          <table:table-cell table:style-name="TableCell309">
            <text:p text:style-name="TableContents">响应Content-Type</text:p>
          </table:table-cell>
          <table:table-cell table:style-name="TableCell310">
            <text:p text:style-name="TableContents">application/json</text:p>
          </table:table-cell>
        </table:table-row>
        <table:table-row table:style-name="TableRow311">
          <table:table-cell table:style-name="TableCell312">
            <text:p text:style-name="TableContents">响应内容</text:p>
          </table:table-cell>
          <table:table-cell table:style-name="TableCell313">
            <text:p text:style-name="TableContents">{</text:p>
            <text:p text:style-name="TableContents"><text:s text:c="4"/>"id": 2,</text:p>
            <text:p text:style-name="TableContents"><text:s text:c="4"/>"userId": 1,</text:p>
            <text:p text:style-name="TableContents"><text:s text:c="4"/>"userName": "测试用户1",</text:p>
            <text:p text:style-name="TableContents"><text:s text:c="4"/>"testItem": "PHONE",</text:p>
            <text:p text:style-name="TableContents"><text:s text:c="4"/>"userType": "VIP",</text:p>
            <text:p text:style-name="TableContents"><text:s text:c="4"/>"level": "outside",</text:p>
            <text:p text:style-name="TableContents"><text:s text:c="4"/>"bloodPressureLow": 80, //<text:s/>舒张压</text:p>
            <text:p text:style-name="TableContents"><text:s text:c="4"/>"bloodPressureHigh": 120, //<text:s/>收缩压</text:p>
            <text:soft-page-break/>
            <text:p text:style-name="TableContents"><text:s text:c="4"/>"heartRhythm": -100, //<text:s/>心率</text:p>
            <text:p text:style-name="TableContents"><text:s text:c="4"/>"bloodOxygen": null, //<text:s/>血氧浓度</text:p>
            <text:p text:style-name="TableContents"><text:s text:c="4"/>"breath": 80, //<text:s/>呼吸</text:p>
            <text:p text:style-name="TableContents"><text:s text:c="4"/>"bodyTemp": 37.5, //<text:s/>体温</text:p>
            <text:p text:style-name="TableContents"><text:s text:c="4"/>"pulserate": 60, //<text:s/>脉率</text:p>
            <text:p text:style-name="TableContents"><text:s text:c="4"/>"hasDataError": null,</text:p>
            <text:p text:style-name="TableContents"><text:s text:c="4"/>"heartData": "",</text:p>
            <text:p text:style-name="TableContents"><text:s text:c="4"/>"temp": 37.6,</text:p>
            <text:p text:style-name="TableContents"><text:s text:c="4"/>"chargeType": "YEAR",</text:p>
            <text:p text:style-name="TableContents"><text:s text:c="4"/>"createdDate": "2013-07-04 01:00:00",</text:p>
            <text:p text:style-name="TableContents"><text:s text:c="4"/>"version": 1</text:p>
            <text:p text:style-name="TableContents">}</text:p>
          </table:table-cell>
        </table:table-row>
      </table:table>
      <text:p text:style-name="Standard"/>
      <text:p text:style-name="Standard"/>
      <table:table table:style-name="Table314">
        <table:table-columns>
          <table:table-column table:style-name="TableColumn315"/>
          <table:table-column table:style-name="TableColumn316"/>
        </table:table-columns>
        <table:table-row table:style-name="TableRow317">
          <table:table-cell table:style-name="TableCell318">
            <text:p text:style-name="TableContents">API名称</text:p>
          </table:table-cell>
          <table:table-cell table:style-name="TableCell319">
            <text:p text:style-name="TableContents">用户亲属信息获取</text:p>
          </table:table-cell>
        </table:table-row>
        <table:table-row table:style-name="TableRow320">
          <table:table-cell table:style-name="TableCell321">
            <text:p text:style-name="TableContents">地址</text:p>
          </table:table-cell>
          <table:table-cell table:style-name="TableCell322">
            <text:p text:style-name="TableContents">/api/user/{userId}/relative</text:p>
          </table:table-cell>
        </table:table-row>
        <table:table-row table:style-name="TableRow323">
          <table:table-cell table:style-name="TableCell324">
            <text:p text:style-name="TableContents">请求方法</text:p>
          </table:table-cell>
          <table:table-cell table:style-name="TableCell325">
            <text:p text:style-name="TableContents">GET</text:p>
          </table:table-cell>
        </table:table-row>
        <table:table-row table:style-name="TableRow326">
          <table:table-cell table:style-name="TableCell327">
            <text:p text:style-name="TableContents">请求Content-Type</text:p>
          </table:table-cell>
          <table:table-cell table:style-name="TableCell328">
            <text:p text:style-name="TableContents">application/x-www-form-urlencoded</text:p>
          </table:table-cell>
        </table:table-row>
        <table:table-row table:style-name="TableRow329">
          <table:table-cell table:style-name="TableCell330">
            <text:p text:style-name="TableContents">请求头</text:p>
          </table:table-cell>
          <table:table-cell table:style-name="TableCell331">
            <text:p text:style-name="TableContents">Authorization: {token}</text:p>
          </table:table-cell>
        </table:table-row>
        <table:table-row table:style-name="TableRow332">
          <table:table-cell table:style-name="TableCell333">
            <text:p text:style-name="TableContents">请求参数</text:p>
          </table:table-cell>
          <table:table-cell table:style-name="TableCell334">
            <text:p text:style-name="TableContents">mobile=13911111111</text:p>
          </table:table-cell>
        </table:table-row>
        <table:table-row table:style-name="TableRow335">
          <table:table-cell table:style-name="TableCell336">
            <text:p text:style-name="TableContents">修改通过状态码</text:p>
          </table:table-cell>
          <table:table-cell table:style-name="TableCell337">
            <text:p text:style-name="TableContents">200</text:p>
          </table:table-cell>
        </table:table-row>
      </table:table>
      <text:p text:style-name="Standard"/>
      <text:p text:style-name="Standard"/>
      <table:table table:style-name="Table338">
        <table:table-columns>
          <table:table-column table:style-name="TableColumn339"/>
          <table:table-column table:style-name="TableColumn340"/>
        </table:table-columns>
        <table:table-row table:style-name="TableRow341">
          <table:table-cell table:style-name="TableCell342">
            <text:p text:style-name="TableContents">API名称</text:p>
          </table:table-cell>
          <table:table-cell table:style-name="TableCell343">
            <text:p text:style-name="TableContents">用户亲属信息获取</text:p>
          </table:table-cell>
        </table:table-row>
        <table:table-row table:style-name="TableRow344">
          <table:table-cell table:style-name="TableCell345">
            <text:p text:style-name="TableContents">地址</text:p>
          </table:table-cell>
          <table:table-cell table:style-name="TableCell346">
            <text:p text:style-name="TableContents">/api/user/{userId}/relative</text:p>
          </table:table-cell>
        </table:table-row>
        <table:table-row table:style-name="TableRow347">
          <table:table-cell table:style-name="TableCell348">
            <text:p text:style-name="TableContents">请求方法</text:p>
          </table:table-cell>
          <table:table-cell table:style-name="TableCell349">
            <text:p text:style-name="TableContents">GET</text:p>
          </table:table-cell>
        </table:table-row>
        <table:table-row table:style-name="TableRow350">
          <table:table-cell table:style-name="TableCell351">
            <text:p text:style-name="TableContents">请求Content-Type</text:p>
          </table:table-cell>
          <table:table-cell table:style-name="TableCell352">
            <text:p text:style-name="TableContents">application/x-www-form-urlencoded</text:p>
          </table:table-cell>
        </table:table-row>
        <table:table-row table:style-name="TableRow353">
          <table:table-cell table:style-name="TableCell354">
            <text:p text:style-name="TableContents">请求头</text:p>
          </table:table-cell>
          <table:table-cell table:style-name="TableCell355">
            <text:p text:style-name="TableContents">Authorization: {token}</text:p>
          </table:table-cell>
        </table:table-row>
        <table:table-row table:style-name="TableRow356">
          <table:table-cell table:style-name="TableCell357">
            <text:p text:style-name="TableContents">请求参数</text:p>
          </table:table-cell>
          <table:table-cell table:style-name="TableCell358">
            <text:p text:style-name="TableContents">mobile=13911111111</text:p>
          </table:table-cell>
        </table:table-row>
        <table:table-row table:style-name="TableRow359">
          <table:table-cell table:style-name="TableCell360">
            <text:p text:style-name="TableContents">响应内容</text:p>
          </table:table-cell>
          <table:table-cell table:style-name="TableCell361">
            <text:p text:style-name="TableContents">同”<text:s/>用户资料接口”响应内容</text:p>
          </table:table-cell>
        </table:table-row>
      </table:table>
      <text:p text:style-name="Standard"/>
      <table:table table:style-name="Table362">
        <table:table-columns>
          <table:table-column table:style-name="TableColumn363"/>
          <table:table-column table:style-name="TableColumn364"/>
        </table:table-columns>
        <table:table-row table:style-name="TableRow365">
          <table:table-cell table:style-name="TableCell366">
            <text:p text:style-name="TableContents">API名称</text:p>
          </table:table-cell>
          <table:table-cell table:style-name="TableCell367">
            <text:p text:style-name="TableContents">用户请求绑定亲属</text:p>
          </table:table-cell>
        </table:table-row>
        <text:soft-page-break/>
        <table:table-row table:style-name="TableRow368">
          <table:table-cell table:style-name="TableCell369">
            <text:p text:style-name="TableContents">地址</text:p>
          </table:table-cell>
          <table:table-cell table:style-name="TableCell370">
            <text:p text:style-name="TableContents">/api/{userId}/relative</text:p>
          </table:table-cell>
        </table:table-row>
        <table:table-row table:style-name="TableRow371">
          <table:table-cell table:style-name="TableCell372">
            <text:p text:style-name="TableContents">请求方法</text:p>
          </table:table-cell>
          <table:table-cell table:style-name="TableCell373">
            <text:p text:style-name="TableContents">POST</text:p>
          </table:table-cell>
        </table:table-row>
        <table:table-row table:style-name="TableRow374">
          <table:table-cell table:style-name="TableCell375">
            <text:p text:style-name="TableContents">请求Content-Type</text:p>
          </table:table-cell>
          <table:table-cell table:style-name="TableCell376">
            <text:p text:style-name="TableContents">application/x-www-form-urlencoded</text:p>
            <text:p text:style-name="TableContents">enctype=“multipart/form-data”</text:p>
          </table:table-cell>
        </table:table-row>
        <table:table-row table:style-name="TableRow377">
          <table:table-cell table:style-name="TableCell378">
            <text:p text:style-name="TableContents">请求头</text:p>
          </table:table-cell>
          <table:table-cell table:style-name="TableCell379">
            <text:p text:style-name="TableContents">Authorization: {token}</text:p>
          </table:table-cell>
        </table:table-row>
        <table:table-row table:style-name="TableRow380">
          <table:table-cell table:style-name="TableCell381">
            <text:p text:style-name="TableContents">请求参数</text:p>
          </table:table-cell>
          <table:table-cell table:style-name="TableCell382">
            <text:p text:style-name="TableContents">mobile=亲属手机号<text:s/></text:p>
          </table:table-cell>
        </table:table-row>
        <table:table-row table:style-name="TableRow383">
          <table:table-cell table:style-name="TableCell384">
            <text:p text:style-name="TableContents">成功状态码</text:p>
          </table:table-cell>
          <table:table-cell table:style-name="TableCell385">
            <text:p text:style-name="TableContents">200</text:p>
          </table:table-cell>
        </table:table-row>
        <table:table-row table:style-name="TableRow386">
          <table:table-cell table:style-name="TableCell387">
            <text:p text:style-name="TableContents">失败状态码</text:p>
          </table:table-cell>
          <table:table-cell table:style-name="TableCell388">
            <text:p text:style-name="TableContents">403<text:s/>没有token</text:p>
            <text:p text:style-name="TableContents">404<text:s/>找不到对应亲属信息</text:p>
            <text:p text:style-name="TableContents">500<text:s/>服务器错</text:p>
            <text:p text:style-name="TableContents">exception.user.relativeUser.isRelativing<text:s/>亲属用户正在进行绑定</text:p>
          </table:table-cell>
        </table:table-row>
      </table:table>
      <text:p text:style-name="Standard"/>
      <text:p text:style-name="Standard"/>
      <table:table table:style-name="Table389">
        <table:table-columns>
          <table:table-column table:style-name="TableColumn390"/>
          <table:table-column table:style-name="TableColumn391"/>
        </table:table-columns>
        <table:table-row table:style-name="TableRow392">
          <table:table-cell table:style-name="TableCell393">
            <text:p text:style-name="TableContents">API名称</text:p>
          </table:table-cell>
          <table:table-cell table:style-name="TableCell394">
            <text:p text:style-name="TableContents">用户确认绑定亲属</text:p>
          </table:table-cell>
        </table:table-row>
        <table:table-row table:style-name="TableRow395">
          <table:table-cell table:style-name="TableCell396">
            <text:p text:style-name="TableContents">地址</text:p>
          </table:table-cell>
          <table:table-cell table:style-name="TableCell397">
            <text:p text:style-name="TableContents">/api/{userId}/relative</text:p>
          </table:table-cell>
        </table:table-row>
        <table:table-row table:style-name="TableRow398">
          <table:table-cell table:style-name="TableCell399">
            <text:p text:style-name="TableContents">请求方法</text:p>
          </table:table-cell>
          <table:table-cell table:style-name="TableCell400">
            <text:p text:style-name="TableContents">PUT</text:p>
          </table:table-cell>
        </table:table-row>
        <table:table-row table:style-name="TableRow401">
          <table:table-cell table:style-name="TableCell402">
            <text:p text:style-name="TableContents">请求Content-Type</text:p>
          </table:table-cell>
          <table:table-cell table:style-name="TableCell403">
            <text:p text:style-name="TableContents">application/x-www-form-urlencoded</text:p>
            <text:p text:style-name="TableContents">enctype=“multipart/form-data”</text:p>
          </table:table-cell>
        </table:table-row>
        <table:table-row table:style-name="TableRow404">
          <table:table-cell table:style-name="TableCell405">
            <text:p text:style-name="TableContents">请求头</text:p>
          </table:table-cell>
          <table:table-cell table:style-name="TableCell406">
            <text:p text:style-name="TableContents">Authorization: {token}</text:p>
          </table:table-cell>
        </table:table-row>
        <table:table-row table:style-name="TableRow407">
          <table:table-cell table:style-name="TableCell408">
            <text:p text:style-name="TableContents">请求参数</text:p>
          </table:table-cell>
          <table:table-cell table:style-name="TableCell409">
            <text:p text:style-name="TableContents">mobile=亲属手机号&amp;code=验证码</text:p>
          </table:table-cell>
        </table:table-row>
        <table:table-row table:style-name="TableRow410">
          <table:table-cell table:style-name="TableCell411">
            <text:p text:style-name="TableContents">成功状态码</text:p>
          </table:table-cell>
          <table:table-cell table:style-name="TableCell412">
            <text:p text:style-name="TableContents">200</text:p>
          </table:table-cell>
        </table:table-row>
        <table:table-row table:style-name="TableRow413">
          <table:table-cell table:style-name="TableCell414">
            <text:p text:style-name="TableContents">失败状态码</text:p>
          </table:table-cell>
          <table:table-cell table:style-name="TableCell415">
            <text:p text:style-name="TableContents">403<text:s/>没有token</text:p>
            <text:p text:style-name="TableContents">404<text:s/>找不到对应亲属信息</text:p>
            <text:p text:style-name="TableContents">500<text:s/>服务器错</text:p>
            <text:p text:style-name="TableContents">exception.user.relativeUser.errorCode<text:s/>错误的验证码</text:p>
            <text:p text:style-name="TableContents">exception.user.relativeCode.expired <text:s/>验证码过期</text:p>
          </table:table-cell>
        </table:table-row>
      </table:table>
      <text:p text:style-name="Standard"/>
      <text:p text:style-name="Standard"/>
      <table:table table:style-name="Table416">
        <table:table-columns>
          <table:table-column table:style-name="TableColumn417"/>
          <table:table-column table:style-name="TableColumn418"/>
        </table:table-columns>
        <table:table-row table:style-name="TableRow419">
          <table:table-cell table:style-name="TableCell420">
            <text:p text:style-name="TableContents">API名称</text:p>
          </table:table-cell>
          <table:table-cell table:style-name="TableCell421">
            <text:p text:style-name="TableContents">用户取消绑定亲属</text:p>
          </table:table-cell>
        </table:table-row>
        <table:table-row table:style-name="TableRow422">
          <table:table-cell table:style-name="TableCell423">
            <text:p text:style-name="TableContents">地址</text:p>
          </table:table-cell>
          <table:table-cell table:style-name="TableCell424">
            <text:p text:style-name="TableContents">/api/{userId}/relative/{<text:span text:style-name="T425">relativeUserId}</text:span></text:p>
          </table:table-cell>
        </table:table-row>
        <text:soft-page-break/>
        <table:table-row table:style-name="TableRow426">
          <table:table-cell table:style-name="TableCell427">
            <text:p text:style-name="TableContents">请求方法</text:p>
          </table:table-cell>
          <table:table-cell table:style-name="TableCell428">
            <text:p text:style-name="TableContents">DELETE</text:p>
          </table:table-cell>
        </table:table-row>
        <table:table-row table:style-name="TableRow429">
          <table:table-cell table:style-name="TableCell430">
            <text:p text:style-name="TableContents">请求Content-Type</text:p>
          </table:table-cell>
          <table:table-cell table:style-name="TableCell431">
            <text:p text:style-name="TableContents">application/x-www-form-urlencoded</text:p>
            <text:p text:style-name="TableContents">enctype=“multipart/form-data”</text:p>
          </table:table-cell>
        </table:table-row>
        <table:table-row table:style-name="TableRow432">
          <table:table-cell table:style-name="TableCell433">
            <text:p text:style-name="TableContents">请求头</text:p>
          </table:table-cell>
          <table:table-cell table:style-name="TableCell434">
            <text:p text:style-name="TableContents">Authorization: {token}</text:p>
          </table:table-cell>
        </table:table-row>
        <table:table-row table:style-name="TableRow435">
          <table:table-cell table:style-name="TableCell436">
            <text:p text:style-name="TableContents">请求参数</text:p>
          </table:table-cell>
          <table:table-cell table:style-name="TableCell437">
            <text:p text:style-name="TableContents"/>
          </table:table-cell>
        </table:table-row>
        <table:table-row table:style-name="TableRow438">
          <table:table-cell table:style-name="TableCell439">
            <text:p text:style-name="TableContents">成功状态码</text:p>
          </table:table-cell>
          <table:table-cell table:style-name="TableCell440">
            <text:p text:style-name="TableContents">200</text:p>
          </table:table-cell>
        </table:table-row>
        <table:table-row table:style-name="TableRow441">
          <table:table-cell table:style-name="TableCell442">
            <text:p text:style-name="TableContents">失败状态码</text:p>
          </table:table-cell>
          <table:table-cell table:style-name="TableCell443">
            <text:p text:style-name="TableContents">403<text:s/>没有token</text:p>
            <text:p text:style-name="TableContents">404<text:s/>找不到对应亲属信息</text:p>
            <text:p text:style-name="TableContents">500<text:s/>服务器错</text:p>
            <text:p text:style-name="TableContents"><text:span text:style-name="T444">exception.cannot</text:span><text:span text:style-name="T445">un</text:span><text:span text:style-name="T446">bindrelative<text:s/></text:span><text:span text:style-name="T447">无法取消绑定</text:span></text:p>
          </table:table-cell>
        </table:table-row>
      </table:table>
      <text:p text:style-name="Standard"/>
      <text:p text:style-name="Standard"/>
      <text:p text:style-name="Standard"/>
      <table:table table:style-name="Table448">
        <table:table-columns>
          <table:table-column table:style-name="TableColumn449"/>
          <table:table-column table:style-name="TableColumn450"/>
        </table:table-columns>
        <table:table-row table:style-name="TableRow451">
          <table:table-cell table:style-name="TableCell452">
            <text:p text:style-name="TableContents">API名称</text:p>
          </table:table-cell>
          <table:table-cell table:style-name="TableCell453">
            <text:p text:style-name="TableContents">查看体检医疗数据</text:p>
          </table:table-cell>
        </table:table-row>
        <table:table-row table:style-name="TableRow454">
          <table:table-cell table:style-name="TableCell455">
            <text:p text:style-name="TableContents">地址</text:p>
          </table:table-cell>
          <table:table-cell table:style-name="TableCell456">
            <text:p text:style-name="TableContents">/api/examination/{examinationId}</text:p>
          </table:table-cell>
        </table:table-row>
        <table:table-row table:style-name="TableRow457">
          <table:table-cell table:style-name="TableCell458">
            <text:p text:style-name="TableContents">请求方法</text:p>
          </table:table-cell>
          <table:table-cell table:style-name="TableCell459">
            <text:p text:style-name="TableContents">GET</text:p>
          </table:table-cell>
        </table:table-row>
        <table:table-row table:style-name="TableRow460">
          <table:table-cell table:style-name="TableCell461">
            <text:p text:style-name="TableContents">请求头</text:p>
          </table:table-cell>
          <table:table-cell table:style-name="TableCell462">
            <text:p text:style-name="TableContents">Authorization: {token}</text:p>
          </table:table-cell>
        </table:table-row>
        <table:table-row table:style-name="TableRow463">
          <table:table-cell table:style-name="TableCell464">
            <text:p text:style-name="TableContents">响应Content-Type</text:p>
          </table:table-cell>
          <table:table-cell table:style-name="TableCell465">
            <text:p text:style-name="TableContents">application/json</text:p>
          </table:table-cell>
        </table:table-row>
        <table:table-row table:style-name="TableRow466">
          <table:table-cell table:style-name="TableCell467">
            <text:p text:style-name="TableContents">响应内容</text:p>
          </table:table-cell>
          <table:table-cell table:style-name="TableCell468">
            <text:p text:style-name="TableContents">{</text:p>
            <text:p text:style-name="TableContents"><text:s text:c="4"/>"id": 2,</text:p>
            <text:p text:style-name="TableContents"><text:s text:c="4"/>"userId": 1,</text:p>
            <text:p text:style-name="TableContents"><text:s text:c="4"/>"userName": "测试用户1",</text:p>
            <text:p text:style-name="TableContents"><text:s text:c="4"/>"testItem": "PHONE",</text:p>
            <text:p text:style-name="TableContents"><text:s text:c="4"/>"userType": "VIP",</text:p>
            <text:p text:style-name="TableContents"><text:s text:c="4"/>"level": "outside",</text:p>
            <text:p text:style-name="TableContents"><text:s text:c="4"/>"bloodPressureLow": 80, //<text:s/>舒张压</text:p>
            <text:p text:style-name="TableContents"><text:s text:c="4"/>"bloodPressureHigh": 120, //<text:s/>收缩压</text:p>
            <text:p text:style-name="TableContents"><text:s text:c="4"/>"heartRhythm": -100, //<text:s/>心率</text:p>
            <text:p text:style-name="TableContents"><text:s text:c="4"/>"bloodOxygen": null, //<text:s/>血氧浓度</text:p>
            <text:p text:style-name="TableContents"><text:s text:c="4"/>"breath": 80, //<text:s/>呼吸</text:p>
            <text:p text:style-name="TableContents"><text:s text:c="4"/>"bodyTemp": 37.5, //<text:s/>体温</text:p>
            <text:p text:style-name="TableContents"><text:s text:c="4"/>"pulserate": 60, //<text:s/>脉率</text:p>
            <text:p text:style-name="TableContents"><text:s text:c="4"/>"hasDataError": null,</text:p>
            <text:soft-page-break/>
            <text:p text:style-name="TableContents"><text:s text:c="4"/>"heartData": "",</text:p>
            <text:p text:style-name="TableContents"><text:s text:c="4"/>"temp": 37.6,</text:p>
            <text:p text:style-name="TableContents"><text:s text:c="4"/>"chargeType": "YEAR",</text:p>
            <text:p text:style-name="TableContents"><text:s text:c="4"/>"createdDate": "2013-07-04 01:00:00",</text:p>
            <text:p text:style-name="TableContents"><text:s text:c="4"/>"version": 1</text:p>
            <text:p text:style-name="TableContents">}</text:p>
          </table:table-cell>
        </table:table-row>
      </table:table>
      <text:p text:style-name="Standard"/>
      <text:p text:style-name="Standard"/>
      <table:table table:style-name="Table469">
        <table:table-columns>
          <table:table-column table:style-name="TableColumn470"/>
          <table:table-column table:style-name="TableColumn471"/>
        </table:table-columns>
        <table:table-row table:style-name="TableRow472">
          <table:table-cell table:style-name="TableCell473">
            <text:p text:style-name="TableContents">API名称</text:p>
          </table:table-cell>
          <table:table-cell table:style-name="TableCell474">
            <text:p text:style-name="TableContents">查看回复</text:p>
          </table:table-cell>
        </table:table-row>
        <table:table-row table:style-name="TableRow475">
          <table:table-cell table:style-name="TableCell476">
            <text:p text:style-name="TableContents">地址</text:p>
          </table:table-cell>
          <table:table-cell table:style-name="TableCell477">
            <text:p text:style-name="TableContents">/api/examination/ {examinationId}/reply</text:p>
          </table:table-cell>
        </table:table-row>
        <table:table-row table:style-name="TableRow478">
          <table:table-cell table:style-name="TableCell479">
            <text:p text:style-name="TableContents">请求方法</text:p>
          </table:table-cell>
          <table:table-cell table:style-name="TableCell480">
            <text:p text:style-name="TableContents">GET</text:p>
          </table:table-cell>
        </table:table-row>
        <table:table-row table:style-name="TableRow481">
          <table:table-cell table:style-name="TableCell482">
            <text:p text:style-name="TableContents">请求头</text:p>
          </table:table-cell>
          <table:table-cell table:style-name="TableCell483">
            <text:p text:style-name="TableContents">Authorization: {token}</text:p>
          </table:table-cell>
        </table:table-row>
        <table:table-row table:style-name="TableRow484">
          <table:table-cell table:style-name="TableCell485">
            <text:p text:style-name="TableContents">响应Content-Type</text:p>
          </table:table-cell>
          <table:table-cell table:style-name="TableCell486">
            <text:p text:style-name="TableContents">application/json</text:p>
          </table:table-cell>
        </table:table-row>
        <table:table-row table:style-name="TableRow487">
          <table:table-cell table:style-name="TableCell488">
            <text:p text:style-name="TableContents">响应内容</text:p>
          </table:table-cell>
          <table:table-cell table:style-name="TableCell489">
            <text:p text:style-name="TableContents">[{</text:p>
            <text:p text:style-name="TableContents"><text:s text:c="4"/>"id": 1,</text:p>
            <text:p text:style-name="TableContents"><text:s text:c="4"/>"type": null,</text:p>
            <text:p text:style-name="TableContents"><text:s text:c="4"/>"reason": "根据专家规则判断；呼吸的测量值为，在区间[40,90)之间，属于【健康】。",<text:s/><text:span text:style-name="T490">//<text:s/></text:span><text:span text:style-name="T491">回复依据，可不显示</text:span></text:p>
            <text:p text:style-name="TableContents"><text:s text:c="4"/>"result": "呼吸正常", <text:s/><text:span text:style-name="T492">//<text:s/></text:span><text:span text:style-name="T493">检测结果</text:span></text:p>
            <text:p text:style-name="TableContents"><text:s text:c="4"/>"content": "呼吸正常的个性建议",<text:s/><text:span text:style-name="T494">//<text:s/></text:span><text:span text:style-name="T495">检测建议</text:span></text:p>
            <text:p text:style-name="TableContents"><text:s text:c="4"/>"level": "success",</text:p>
            <text:p text:style-name="TableContents"><text:s text:c="4"/>"employeeId": 1,</text:p>
            <text:p text:style-name="TableContents"><text:s text:c="4"/>"examinationId": 2,</text:p>
            <text:p text:style-name="TableContents"><text:s text:c="4"/>"createdDate": "2013-07-22 11:46:05", //<text:s/>回复时间</text:p>
            <text:p text:style-name="TableContents"><text:s text:c="4"/>"lastUpdated": "2013-07-22 11:46:05", //<text:s/>修改时间，有些回复专家会修改</text:p>
            <text:p text:style-name="TableContents"><text:s text:c="4"/>"version": null</text:p>
            <text:p text:style-name="TableContents">}, {</text:p>
            <text:p text:style-name="TableContents"><text:s text:c="4"/>"id": 2,</text:p>
            <text:p text:style-name="TableContents"><text:s text:c="4"/>"type": null,</text:p>
            <text:p text:style-name="TableContents"><text:s text:c="4"/>"reason": "根据系统规则判断：心率的测量值为，在区间[-9999,0)之间，属于【数据异常】。",</text:p>
            <text:p text:style-name="TableContents"><text:s text:c="4"/>"result": "心跳异常",</text:p>
            <text:p text:style-name="TableContents"><text:s text:c="4"/>"content": "心跳异常的建议",</text:p>
            <text:p text:style-name="TableContents"><text:s text:c="4"/>"level": "outside",</text:p>
            <text:p text:style-name="TableContents"><text:s text:c="4"/>"employeeId": 1,</text:p>
            <text:p text:style-name="TableContents"><text:s text:c="4"/>"examinationId": 2,</text:p>
            <text:p text:style-name="TableContents"><text:s text:c="4"/>"createdDate": "2013-07-22 11:46:05",</text:p>
            <text:soft-page-break/>
            <text:p text:style-name="TableContents"><text:s text:c="4"/>"lastUpdated": "2013-07-22 11:46:05",</text:p>
            <text:p text:style-name="TableContents"><text:s text:c="4"/>"version": null</text:p>
            <text:p text:style-name="TableContents">}]</text:p>
          </table:table-cell>
        </table:table-row>
      </table:table>
      <text:p text:style-name="Standard"/>
      <text:p text:style-name="Standard"/>
      <table:table table:style-name="Table496">
        <table:table-columns>
          <table:table-column table:style-name="TableColumn497"/>
          <table:table-column table:style-name="TableColumn498"/>
        </table:table-columns>
        <table:table-row table:style-name="TableRow499">
          <table:table-cell table:style-name="TableCell500">
            <text:p text:style-name="TableContents">API名称</text:p>
          </table:table-cell>
          <table:table-cell table:style-name="TableCell501">
            <text:p text:style-name="TableContents">查看医疗数据日均统计</text:p>
          </table:table-cell>
        </table:table-row>
        <table:table-row table:style-name="TableRow502">
          <table:table-cell table:style-name="TableCell503">
            <text:p text:style-name="TableContents">地址</text:p>
          </table:table-cell>
          <table:table-cell table:style-name="TableCell504">
            <text:p text:style-name="TableContents">/api/examination/avg?userId={userId}&amp;start={yyyy-MM-dd}&amp;end={yyyy-MM-dd}</text:p>
          </table:table-cell>
        </table:table-row>
        <table:table-row table:style-name="TableRow505">
          <table:table-cell table:style-name="TableCell506">
            <text:p text:style-name="TableContents">请求方法</text:p>
          </table:table-cell>
          <table:table-cell table:style-name="TableCell507">
            <text:p text:style-name="TableContents">GET</text:p>
          </table:table-cell>
        </table:table-row>
        <table:table-row table:style-name="TableRow508">
          <table:table-cell table:style-name="TableCell509">
            <text:p text:style-name="TableContents">请求头</text:p>
          </table:table-cell>
          <table:table-cell table:style-name="TableCell510">
            <text:p text:style-name="TableContents">Authorization: {token}</text:p>
          </table:table-cell>
        </table:table-row>
        <table:table-row table:style-name="TableRow511">
          <table:table-cell table:style-name="TableCell512">
            <text:p text:style-name="TableContents">请求参数</text:p>
          </table:table-cell>
          <table:table-cell table:style-name="TableCell513">
            <text:p text:style-name="TableContents">userId为必填参数，无此参数返回400</text:p>
            <text:p text:style-name="TableContents"/>
            <text:p text:style-name="TableContents">如果不带时间段参数，默认返回最近7天数据</text:p>
            <text:p text:style-name="TableContents">如果带时间段参数，可以有2种组合：</text:p>
            <text:p text:style-name="TableContents">1<text:s/>只有start,返回某一天到今天的日均统计数据</text:p>
            <text:p text:style-name="TableContents">2<text:s/>有start和end，返回某个时间段的日均统计数据</text:p>
          </table:table-cell>
        </table:table-row>
        <table:table-row table:style-name="TableRow514">
          <table:table-cell table:style-name="TableCell515">
            <text:p text:style-name="TableContents">响应Content-Type</text:p>
          </table:table-cell>
          <table:table-cell table:style-name="TableCell516">
            <text:p text:style-name="TableContents">application/json</text:p>
          </table:table-cell>
        </table:table-row>
        <table:table-row table:style-name="TableRow517">
          <table:table-cell table:style-name="TableCell518">
            <text:p text:style-name="TableContents">响应内容</text:p>
          </table:table-cell>
          <table:table-cell table:style-name="TableCell519">
            <text:p text:style-name="TableContents">[{</text:p>
            <text:p text:style-name="TableContents"><text:s text:c="4"/>"bloodPressureHigh": 121.0, //<text:s/>平均值</text:p>
            <text:p text:style-name="TableContents"><text:s text:c="4"/>"bloodPressureLow": 81.0,</text:p>
            <text:p text:style-name="TableContents"><text:s text:c="4"/>"bodyTemp": 37.1,</text:p>
            <text:p text:style-name="TableContents"><text:s text:c="4"/>"bloodOxygen": null,</text:p>
            <text:p text:style-name="TableContents"><text:s text:c="4"/>"heartRhythm": 11.0,</text:p>
            <text:p text:style-name="TableContents"><text:s text:c="4"/>"createdDate": "2013-07-30", //<text:s/>统计日期</text:p>
            <text:p text:style-name="TableContents"><text:s text:c="4"/>"pulserate": 61.0,</text:p>
            <text:p text:style-name="TableContents"><text:s text:c="4"/>"breath": 11.0</text:p>
            <text:p text:style-name="TableContents">}, {</text:p>
            <text:p text:style-name="TableContents"><text:s text:c="4"/>"bloodPressureHigh": 122.5,</text:p>
            <text:p text:style-name="TableContents"><text:s text:c="4"/>"bloodPressureLow": 82.5,</text:p>
            <text:p text:style-name="TableContents"><text:s text:c="4"/>"bodyTemp": 37.25,</text:p>
            <text:p text:style-name="TableContents"><text:s text:c="4"/>"bloodOxygen": null,</text:p>
            <text:p text:style-name="TableContents"><text:s text:c="4"/>"heartRhythm": 12.5,</text:p>
            <text:p text:style-name="TableContents"><text:s text:c="4"/>"createdDate": "2013-07-31",</text:p>
            <text:p text:style-name="TableContents"><text:s text:c="4"/>"pulserate": 62.5,</text:p>
            <text:p text:style-name="TableContents"><text:s text:c="4"/>"breath": 12.5</text:p>
            <text:p text:style-name="TableContents">}, {</text:p>
            <text:p text:style-name="TableContents"><text:s text:c="4"/>"bloodPressureHigh": 124.0,</text:p>
            <text:p text:style-name="TableContents"><text:s text:c="4"/>"bloodPressureLow": 84.0,</text:p>
            <text:p text:style-name="TableContents"><text:s text:c="4"/>"bodyTemp": 37.4,</text:p>
            <text:p text:style-name="TableContents"><text:s text:c="4"/>"bloodOxygen": null,</text:p>
            <text:soft-page-break/>
            <text:p text:style-name="TableContents"><text:s text:c="4"/>"heartRhythm": 14.0,</text:p>
            <text:p text:style-name="TableContents"><text:s text:c="4"/>"createdDate": "2013-08-01",</text:p>
            <text:p text:style-name="TableContents"><text:s text:c="4"/>"pulserate": 64.0,</text:p>
            <text:p text:style-name="TableContents"><text:s text:c="4"/>"breath": 14.0</text:p>
            <text:p text:style-name="TableContents">}]</text:p>
          </table:table-cell>
        </table:table-row>
      </table:table>
      <text:p text:style-name="Standard"/>
      <text:p text:style-name="Standard"/>
      <table:table table:style-name="Table520">
        <table:table-columns>
          <table:table-column table:style-name="TableColumn521"/>
          <table:table-column table:style-name="TableColumn522"/>
        </table:table-columns>
        <table:table-row table:style-name="TableRow523">
          <table:table-cell table:style-name="TableCell524">
            <text:p text:style-name="TableContents">API名称</text:p>
          </table:table-cell>
          <table:table-cell table:style-name="TableCell525">
            <text:p text:style-name="TableContents">查询卡信息</text:p>
          </table:table-cell>
        </table:table-row>
        <table:table-row table:style-name="TableRow526">
          <table:table-cell table:style-name="TableCell527">
            <text:p text:style-name="TableContents">地址</text:p>
          </table:table-cell>
          <table:table-cell table:style-name="TableCell528">
            <text:p text:style-name="TableContents">/api/card/{serial}</text:p>
          </table:table-cell>
        </table:table-row>
        <table:table-row table:style-name="TableRow529">
          <table:table-cell table:style-name="TableCell530">
            <text:p text:style-name="TableContents">请求方法</text:p>
          </table:table-cell>
          <table:table-cell table:style-name="TableCell531">
            <text:p text:style-name="TableContents">GET</text:p>
          </table:table-cell>
        </table:table-row>
        <table:table-row table:style-name="TableRow532">
          <table:table-cell table:style-name="TableCell533">
            <text:p text:style-name="TableContents">请求头</text:p>
          </table:table-cell>
          <table:table-cell table:style-name="TableCell534">
            <text:p text:style-name="TableContents">Authorization: {token}</text:p>
          </table:table-cell>
        </table:table-row>
        <table:table-row table:style-name="TableRow535">
          <table:table-cell table:style-name="TableCell536">
            <text:p text:style-name="TableContents">响应Content-Type</text:p>
          </table:table-cell>
          <table:table-cell table:style-name="TableCell537">
            <text:p text:style-name="TableContents">application/json</text:p>
          </table:table-cell>
        </table:table-row>
        <table:table-row table:style-name="TableRow538">
          <table:table-cell table:style-name="TableCell539">
            <text:p text:style-name="TableContents">响应内容</text:p>
          </table:table-cell>
          <table:table-cell table:style-name="TableCell540">
            <text:p text:style-name="TableContents">{</text:p>
            <text:p text:style-name="TableContents"><text:s text:c="4"/>"id": 4,</text:p>
            <text:p text:style-name="TableContents"><text:s text:c="4"/>"serial": "1000", //卡号</text:p>
            <text:p text:style-name="TableContents"><text:s text:c="4"/>"days": 7, //<text:s/>充值天数<text:s/>年卡为365天</text:p>
            <text:p text:style-name="TableContents"><text:s text:c="4"/>"createdDate": "2013-07-12 01:00:00", //<text:s/>导入时间</text:p>
            <text:p text:style-name="TableContents"><text:s text:c="4"/>"createdBatch": 1, //<text:s/>导入批次</text:p>
            <text:p text:style-name="TableContents"><text:s text:c="4"/>"expireDate": "2020-09-12 01:00:00", //<text:s/>失效日期</text:p>
            <text:p text:style-name="TableContents"><text:s text:c="4"/>"activedDate": null, //<text:s/>激活时间</text:p>
            <text:p text:style-name="TableContents"><text:s text:c="4"/>"userId": null, //<text:s/>充值用户Id</text:p>
            <text:p text:style-name="TableContents"><text:s text:c="4"/>"userName": null, //<text:s/>充值用户Name</text:p>
            <text:p text:style-name="TableContents"><text:s text:c="4"/>"chargedDate": null, //<text:s/>充值时间</text:p>
            <text:p text:style-name="TableContents"><text:s text:c="4"/>"chargeType": null, //<text:s/>充值类型，主要区分从web充值还是从手机充值</text:p>
            <text:p text:style-name="TableContents"><text:s text:c="4"/>"employeeId": null, //<text:s/>如果是从web充值，将记录操作员工ID</text:p>
            <text:p text:style-name="TableContents"><text:s text:c="4"/>"employeeName": null //<text:s/>如果是从web充值，将记录操作员工名字</text:p>
            <text:p text:style-name="TableContents">}</text:p>
          </table:table-cell>
        </table:table-row>
      </table:table>
      <text:p text:style-name="Standard"/>
      <text:p text:style-name="Standard"/>
      <table:table table:style-name="Table541">
        <table:table-columns>
          <table:table-column table:style-name="TableColumn542"/>
          <table:table-column table:style-name="TableColumn543"/>
        </table:table-columns>
        <table:table-row table:style-name="TableRow544">
          <table:table-cell table:style-name="TableCell545">
            <text:p text:style-name="TableContents">API名称</text:p>
          </table:table-cell>
          <table:table-cell table:style-name="TableCell546">
            <text:p text:style-name="TableContents">充值</text:p>
          </table:table-cell>
        </table:table-row>
        <table:table-row table:style-name="TableRow547">
          <table:table-cell table:style-name="TableCell548">
            <text:p text:style-name="TableContents">地址</text:p>
          </table:table-cell>
          <table:table-cell table:style-name="TableCell549">
            <text:p text:style-name="TableContents">/api/user/{userId}/charge</text:p>
          </table:table-cell>
        </table:table-row>
        <table:table-row table:style-name="TableRow550">
          <table:table-cell table:style-name="TableCell551">
            <text:p text:style-name="TableContents">请求方法</text:p>
          </table:table-cell>
          <table:table-cell table:style-name="TableCell552">
            <text:p text:style-name="TableContents">POST</text:p>
          </table:table-cell>
        </table:table-row>
        <table:table-row table:style-name="TableRow553">
          <table:table-cell table:style-name="TableCell554">
            <text:p text:style-name="TableContents">请求头</text:p>
          </table:table-cell>
          <table:table-cell table:style-name="TableCell555">
            <text:p text:style-name="TableContents">Authorization: {token}</text:p>
          </table:table-cell>
        </table:table-row>
        <text:soft-page-break/>
        <table:table-row table:style-name="TableRow556">
          <table:table-cell table:style-name="TableCell557">
            <text:p text:style-name="TableContents">请求Content-Type</text:p>
          </table:table-cell>
          <table:table-cell table:style-name="TableCell558">
            <text:p text:style-name="TableContents">application/x-www-form-urlencoded</text:p>
          </table:table-cell>
        </table:table-row>
        <table:table-row table:style-name="TableRow559">
          <table:table-cell table:style-name="TableCell560">
            <text:p text:style-name="TableContents">请求参数</text:p>
          </table:table-cell>
          <table:table-cell table:style-name="TableCell561">
            <text:p text:style-name="TableContents">{</text:p>
            <text:p text:style-name="TableContents"><text:s text:c="4"/>"serial": ****, //卡号</text:p>
            <text:p text:style-name="TableContents"><text:s text:c="4"/>"password": ****, //<text:s/>充值密码</text:p>
            <text:p text:style-name="TableContents"><text:s text:c="4"/>"activedDate": ***, //<text:s/>激活日期,将从该日期开始为用户提供体检服务</text:p>
            <text:p text:style-name="TableContents">}</text:p>
          </table:table-cell>
        </table:table-row>
        <table:table-row table:style-name="TableRow562">
          <table:table-cell table:style-name="TableCell563">
            <text:p text:style-name="TableContents">响应成功状态码</text:p>
          </table:table-cell>
          <table:table-cell table:style-name="TableCell564">
            <text:p text:style-name="TableContents">200</text:p>
          </table:table-cell>
        </table:table-row>
        <table:table-row table:style-name="TableRow565">
          <table:table-cell table:style-name="TableCell566">
            <text:p text:style-name="TableContents">响应失败原因</text:p>
          </table:table-cell>
          <table:table-cell table:style-name="TableCell567">
            <text:p text:style-name="TableContents">400<text:s/>参数不全<text:s/>token不对</text:p>
            <text:p text:style-name="TableContents">500<text:s/>可预见的异常都在response里面response body了，未知的unknow请联系我</text:p>
            <text:p text:style-name="TableContents"/>
            <text:p text:style-name="TableContents">exception.card.notFound<text:s/>卡号错误</text:p>
            <text:p text:style-name="TableContents">exception.card.used<text:s/>卡已经用了</text:p>
            <text:p text:style-name="TableContents">exception.card.expired<text:s/>卡过期</text:p>
            <text:p text:style-name="TableContents">exception.card.invalidActiveDate<text:s/>激活日期错误，不能选择当前日期之前</text:p>
            <text:p text:style-name="TableContents">exception.card.errorPassword<text:s/>密码错误</text:p>
            <text:p text:style-name="TableContents">exception.card.user.still.in.service.time<text:s/>新服务时间段和现有服务时间段重叠</text:p>
          </table:table-cell>
        </table:table-row>
      </table:table>
      <text:p text:style-name="Standard"/>
      <text:p text:style-name="Standard"/>
      <table:table table:style-name="Table568">
        <table:table-columns>
          <table:table-column table:style-name="TableColumn569"/>
          <table:table-column table:style-name="TableColumn570"/>
        </table:table-columns>
        <table:table-row table:style-name="TableRow571">
          <table:table-cell table:style-name="TableCell572">
            <text:p text:style-name="TableContents">API名称</text:p>
          </table:table-cell>
          <table:table-cell table:style-name="TableCell573">
            <text:p text:style-name="TableContents">查看用户充值历史</text:p>
          </table:table-cell>
        </table:table-row>
        <table:table-row table:style-name="TableRow574">
          <table:table-cell table:style-name="TableCell575">
            <text:p text:style-name="TableContents">地址</text:p>
          </table:table-cell>
          <table:table-cell table:style-name="TableCell576">
            <text:p text:style-name="TableContents">/api/user/{userId}/card</text:p>
          </table:table-cell>
        </table:table-row>
        <table:table-row table:style-name="TableRow577">
          <table:table-cell table:style-name="TableCell578">
            <text:p text:style-name="TableContents">请求方法</text:p>
          </table:table-cell>
          <table:table-cell table:style-name="TableCell579">
            <text:p text:style-name="TableContents">GET</text:p>
          </table:table-cell>
        </table:table-row>
        <table:table-row table:style-name="TableRow580">
          <table:table-cell table:style-name="TableCell581">
            <text:p text:style-name="TableContents">请求头</text:p>
          </table:table-cell>
          <table:table-cell table:style-name="TableCell582">
            <text:p text:style-name="TableContents">Authorization: {token}</text:p>
          </table:table-cell>
        </table:table-row>
        <table:table-row table:style-name="TableRow583">
          <table:table-cell table:style-name="TableCell584">
            <text:p text:style-name="TableContents">响应Content-Type</text:p>
          </table:table-cell>
          <table:table-cell table:style-name="TableCell585">
            <text:p text:style-name="TableContents">application/json</text:p>
          </table:table-cell>
        </table:table-row>
        <table:table-row table:style-name="TableRow586">
          <table:table-cell table:style-name="TableCell587">
            <text:p text:style-name="TableContents">响应内容</text:p>
          </table:table-cell>
          <table:table-cell table:style-name="TableCell588">
            <text:p text:style-name="TableContents">具体字段解释见查询卡API的说明</text:p>
            <text:p text:style-name="TableContents"/>
            <text:p text:style-name="TableContents">{</text:p>
            <text:p text:style-name="TableContents"><text:s text:c="4"/>"total": 3,</text:p>
            <text:p text:style-name="TableContents"><text:s text:c="4"/>"max": 15,</text:p>
            <text:p text:style-name="TableContents"><text:s text:c="4"/>"curPage": 1,</text:p>
            <text:p text:style-name="TableContents"><text:s text:c="4"/>"pageCount": 1,</text:p>
            <text:p text:style-name="TableContents"><text:s text:c="4"/>"pageable": true,</text:p>
            <text:p text:style-name="TableContents"><text:s text:c="4"/>"datas": [{</text:p>
            <text:soft-page-break/>
            <text:p text:style-name="TableContents"><text:s text:c="8"/>"id": 3,</text:p>
            <text:p text:style-name="TableContents"><text:s text:c="8"/>"serial": "0067890200312293",</text:p>
            <text:p text:style-name="TableContents"><text:s text:c="8"/>"days": 365,</text:p>
            <text:p text:style-name="TableContents"><text:s text:c="8"/>"createdDate": "2013-07-12 01:00:00",</text:p>
            <text:p text:style-name="TableContents"><text:s text:c="8"/>"createdBatch": 1,</text:p>
            <text:p text:style-name="TableContents"><text:s text:c="8"/>"expireDate": "2020-09-12 01:00:00",</text:p>
            <text:p text:style-name="TableContents"><text:s text:c="8"/>"activedDate": "2014-08-16 00:00:00",</text:p>
            <text:p text:style-name="TableContents"><text:s text:c="8"/>"userId": 1,</text:p>
            <text:p text:style-name="TableContents"><text:s text:c="8"/>"userName": "测试用户1",</text:p>
            <text:p text:style-name="TableContents"><text:s text:c="8"/>"chargedDate": null,</text:p>
            <text:p text:style-name="TableContents"><text:s text:c="8"/>"chargeType": null,</text:p>
            <text:p text:style-name="TableContents"><text:s text:c="8"/>"employeeId": 1,</text:p>
            <text:p text:style-name="TableContents"><text:s text:c="8"/>"employeeName": "管理员"</text:p>
            <text:p text:style-name="TableContents"><text:s text:c="4"/>}, {</text:p>
            <text:p text:style-name="TableContents"><text:s text:c="8"/>"id": 2,</text:p>
            <text:p text:style-name="TableContents"><text:s text:c="8"/>"serial": "0033178902311110",</text:p>
            <text:p text:style-name="TableContents"><text:s text:c="8"/>"days": 365,</text:p>
            <text:p text:style-name="TableContents"><text:s text:c="8"/>"createdDate": "2013-07-12 01:00:00",</text:p>
            <text:p text:style-name="TableContents"><text:s text:c="8"/>"createdBatch": 1,</text:p>
            <text:p text:style-name="TableContents"><text:s text:c="8"/>"expireDate": "2020-09-12 01:00:00",</text:p>
            <text:p text:style-name="TableContents"><text:s text:c="8"/>"activedDate": "2013-08-15 00:00:00",</text:p>
            <text:p text:style-name="TableContents"><text:s text:c="8"/>"userId": 1,</text:p>
            <text:p text:style-name="TableContents"><text:s text:c="8"/>"userName": "测试用户1",</text:p>
            <text:p text:style-name="TableContents"><text:s text:c="8"/>"chargedDate": null,</text:p>
            <text:p text:style-name="TableContents"><text:s text:c="8"/>"chargeType": null,</text:p>
            <text:p text:style-name="TableContents"><text:s text:c="8"/>"employeeId": 1,</text:p>
            <text:p text:style-name="TableContents"><text:s text:c="8"/>"employeeName": "管理员"</text:p>
            <text:p text:style-name="TableContents"><text:s text:c="4"/>}, {</text:p>
            <text:p text:style-name="TableContents"><text:s text:c="8"/>"id": 1,</text:p>
            <text:p text:style-name="TableContents"><text:s text:c="8"/>"serial": "0032153088270012",</text:p>
            <text:p text:style-name="TableContents"><text:s text:c="8"/>"days": 365,</text:p>
            <text:p text:style-name="TableContents"><text:s text:c="8"/>"createdDate": "2013-07-12 01:00:00",</text:p>
            <text:p text:style-name="TableContents"><text:s text:c="8"/>"createdBatch": 1,</text:p>
            <text:p text:style-name="TableContents"><text:s text:c="8"/>"expireDate": "2020-09-12 01:00:00",</text:p>
            <text:p text:style-name="TableContents"><text:s text:c="8"/>"activedDate": "2012-07-12 01:00:00",</text:p>
            <text:p text:style-name="TableContents"><text:s text:c="8"/>"userId": 1,</text:p>
            <text:p text:style-name="TableContents"><text:s text:c="8"/>"userName": "测试用户1",</text:p>
            <text:p text:style-name="TableContents"><text:s text:c="8"/>"chargedDate": "2012-07-10 01:00:00",</text:p>
            <text:p text:style-name="TableContents"><text:s text:c="8"/>"chargeType": "MOBILE",</text:p>
            <text:p text:style-name="TableContents"><text:s text:c="8"/>"employeeId": null,</text:p>
            <text:p text:style-name="TableContents"><text:s text:c="8"/>"employeeName": null</text:p>
            <text:p text:style-name="TableContents"><text:s text:c="4"/>}],</text:p>
            <text:p text:style-name="TableContents"><text:s text:c="4"/>"offset": 0</text:p>
            <text:p text:style-name="TableContents">}</text:p>
          </table:table-cell>
        </table:table-row>
      </table:table>
      <text:p text:style-name="Standard"/>
      <text:p text:style-name="Standard"/>
      <table:table table:style-name="Table589">
        <table:table-columns>
          <table:table-column table:style-name="TableColumn590"/>
          <table:table-column table:style-name="TableColumn591"/>
        </table:table-columns>
        <table:table-row table:style-name="TableRow592">
          <table:table-cell table:style-name="TableCell593">
            <text:soft-page-break/>
            <text:p text:style-name="TableContents">API名字</text:p>
          </table:table-cell>
          <table:table-cell table:style-name="TableCell594">
            <text:p text:style-name="TableContents">APK版本接口</text:p>
          </table:table-cell>
        </table:table-row>
        <table:table-row table:style-name="TableRow595">
          <table:table-cell table:style-name="TableCell596">
            <text:p text:style-name="TableContents">地址</text:p>
          </table:table-cell>
          <table:table-cell table:style-name="TableCell597">
            <text:p text:style-name="TableContents">/api/apk?page.max=1&amp;enabled=true</text:p>
          </table:table-cell>
        </table:table-row>
        <table:table-row table:style-name="TableRow598">
          <table:table-cell table:style-name="TableCell599">
            <text:p text:style-name="TableContents">请求方法</text:p>
          </table:table-cell>
          <table:table-cell table:style-name="TableCell600">
            <text:p text:style-name="TableContents">GET</text:p>
          </table:table-cell>
        </table:table-row>
        <table:table-row table:style-name="TableRow601">
          <table:table-cell table:style-name="TableCell602">
            <text:p text:style-name="TableContents">响应Content-Type</text:p>
          </table:table-cell>
          <table:table-cell table:style-name="TableCell603">
            <text:p text:style-name="TableContents">application/json</text:p>
          </table:table-cell>
        </table:table-row>
        <table:table-row table:style-name="TableRow604">
          <table:table-cell table:style-name="TableCell605">
            <text:p text:style-name="TableContents">响应内容</text:p>
          </table:table-cell>
          <table:table-cell table:style-name="TableCell606">
            <text:p text:style-name="TableContents">具体字段解释见查询卡API的说明</text:p>
            <text:p text:style-name="TableContents"/>
            <text:p text:style-name="TableContents">{</text:p>
            <text:p text:style-name="TableContents"><text:s text:c="4"/>"total": 1,</text:p>
            <text:p text:style-name="TableContents"><text:s text:c="4"/>"max": 1,</text:p>
            <text:p text:style-name="TableContents"><text:s text:c="4"/>"curPage": 1,</text:p>
            <text:p text:style-name="TableContents"><text:s text:c="4"/>"pageCount": 1,</text:p>
            <text:p text:style-name="TableContents"><text:s text:c="4"/>"pageable": true,</text:p>
            <text:p text:style-name="TableContents"><text:s text:c="4"/>"datas": [{</text:p>
            <text:p text:style-name="TableContents"><text:s text:c="8"/>"id": 1, //<text:s/>标示，根据这个获得下载地址</text:p>
            <text:p text:style-name="TableContents"><text:s text:c="8"/>"version": "1", //<text:s/>版本</text:p>
            <text:p text:style-name="TableContents"><text:s text:c="8"/>"enabled": true, //<text:s/>是否激活</text:p>
            <text:p text:style-name="TableContents"><text:s text:c="8"/>"createdDate": "2013-08-12 15:07", //<text:s/>上传时间</text:p>
            <text:p text:style-name="TableContents"><text:s text:c="8"/>"externalUrl": "", //<text:s/>外部地址</text:p>
            <text:p text:style-name="TableContents"><text:s text:c="8"/>"name": "healthApk1376291245280.apk" // APK名字</text:p>
            <text:p text:style-name="TableContents"><text:s text:c="4"/>}],</text:p>
            <text:p text:style-name="TableContents"><text:s text:c="4"/>"offset": 0</text:p>
            <text:p text:style-name="TableContents">}</text:p>
          </table:table-cell>
        </table:table-row>
      </table:table>
      <text:p text:style-name="Standard"/>
      <text:p text:style-name="Standard"/>
      <table:table table:style-name="Table607">
        <table:table-columns>
          <table:table-column table:style-name="TableColumn608"/>
          <table:table-column table:style-name="TableColumn609"/>
        </table:table-columns>
        <table:table-row table:style-name="TableRow610">
          <table:table-cell table:style-name="TableCell611">
            <text:p text:style-name="TableContents">API名字</text:p>
          </table:table-cell>
          <table:table-cell table:style-name="TableCell612">
            <text:p text:style-name="TableContents">APK文件内部下载接口</text:p>
          </table:table-cell>
        </table:table-row>
        <table:table-row table:style-name="TableRow613">
          <table:table-cell table:style-name="TableCell614">
            <text:p text:style-name="TableContents">地址</text:p>
          </table:table-cell>
          <table:table-cell table:style-name="TableCell615">
            <text:p text:style-name="TableContents">/api/apk/{id}</text:p>
          </table:table-cell>
        </table:table-row>
        <table:table-row table:style-name="TableRow616">
          <table:table-cell table:style-name="TableCell617">
            <text:p text:style-name="TableContents">请求方法</text:p>
          </table:table-cell>
          <table:table-cell table:style-name="TableCell618">
            <text:p text:style-name="TableContents">GET</text:p>
          </table:table-cell>
        </table:table-row>
        <table:table-row table:style-name="TableRow619">
          <table:table-cell table:style-name="TableCell620">
            <text:p text:style-name="TableContents">备注</text:p>
          </table:table-cell>
          <table:table-cell table:style-name="TableCell621">
            <text:p text:style-name="TableContents">APK软件更新请遵循以下流程</text:p>
            <text:p text:style-name="TableContents"/>
            <text:p text:style-name="TableContents">1,<text:s/>访问apk版本接口，获得最新版本信息</text:p>
            <text:p text:style-name="TableContents">2,<text:s/>如果有externalUrl，则去外站下载</text:p>
            <text:p text:style-name="TableContents">3,<text:s/>如果<text:s/>externalUrl的资源下载超时，跳到第4步</text:p>
            <text:p text:style-name="TableContents">4,<text:s/>如果没有<text:s/>externalUrl，则在本站下载</text:p>
            <text:p text:style-name="TableContents">5,<text:s/>本站下载地址为<text:s/>/api/apk/{id}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Consolas" svg:font-family="Consolas" style:font-family-generic="modern" style:font-pitch="fixed" svg:panose-1="2 11 6 9 2 2 4 3 2 4"/>
    <style:font-face style:name="宋体" svg:font-family="宋体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正文" style:display-name="正文" style:family="paragraph">
      <style:paragraph-properties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DefaultText" style:display-name="Default Text" style:family="paragraph">
      <style:text-properties fo:hyphenate="false"/>
    </style:style>
    <style:style style:name="Heading" style:display-name="Heading" style:family="paragraph" style:parent-style-name="DefaultText" style:next-style-name="TextBodySingle">
      <style:paragraph-properties fo:keep-with-next="always" fo:margin-top="0.1666in" fo:margin-bottom="0.0833in"/>
      <style:text-properties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extBodySingle" style:display-name="Text Body Single" style:family="paragraph" style:parent-style-name="DefaultText">
      <style:paragraph-properties fo:margin-bottom="0.0833in"/>
      <style:text-properties fo:hyphenate="false"/>
    </style:style>
    <style:style style:name="列表" style:display-name="列表" style:family="paragraph" style:parent-style-name="TextBodySingle">
      <style:text-properties fo:hyphenate="false"/>
    </style:style>
    <style:style style:name="题注" style:display-name="题注" style:family="paragraph" style:parent-style-name="DefaultText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DefaultText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ministrator</meta:initial-creator>
    <dc:creator>a</dc:creator>
    <meta:creation-date>2010-04-26T14:22:00Z</meta:creation-date>
    <dc:date>2014-01-12T11:17:00Z</dc:date>
    <meta:template xlink:href="Normal.dotm" xlink:type="simple"/>
    <meta:editing-cycles>8</meta:editing-cycles>
    <meta:editing-duration>PT9180S</meta:editing-duration>
    <meta:document-statistic meta:page-count="18" meta:paragraph-count="26" meta:word-count="1972" meta:character-count="13193" meta:row-count="93" meta:non-whitespace-character-count="11247"/>
  </office:meta>
</office:document-meta>
</file>